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Segoe UI"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master-page-name="First_20_Page">
      <style:table-properties style:width="5.3278in" fo:margin-left="-0.075in" fo:margin-top="0in" fo:margin-bottom="0in" style:page-number="auto" table:align="left" style:writing-mode="lr-tb"/>
    </style:style>
    <style:style style:name="Table1.A" style:family="table-column">
      <style:table-column-properties style:column-width="5.327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313in solid #5b9bd5" fo:border-right="none" fo:border-top="none" fo:border-bottom="none"/>
    </style:style>
    <style:style style:name="Table2" style:family="table">
      <style:table-properties style:width="5.3278in" fo:margin-left="-0.075in" fo:margin-top="0in" fo:margin-bottom="0in" table:align="left" style:writing-mode="lr-tb"/>
    </style:style>
    <style:style style:name="Table2.A" style:family="table-column">
      <style:table-column-properties style:column-width="5.327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1.8667in"/>
    </style:style>
    <style:style style:name="Table3.B" style:family="table-column">
      <style:table-column-properties style:column-width="4.6257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8667in"/>
    </style:style>
    <style:style style:name="Table4.B" style:family="table-column">
      <style:table-column-properties style:column-width="4.6257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931in" fo:margin-left="-0.075in" fo:margin-top="0in" fo:margin-bottom="0in" table:align="left" style:writing-mode="lr-tb"/>
    </style:style>
    <style:style style:name="Table5.A" style:family="table-column">
      <style:table-column-properties style:column-width="1.8667in"/>
    </style:style>
    <style:style style:name="Table5.B" style:family="table-column">
      <style:table-column-properties style:column-width="4.6257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8667in"/>
    </style:style>
    <style:style style:name="Table6.B" style:family="table-column">
      <style:table-column-properties style:column-width="4.6257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931in" fo:margin-left="-0.075in" fo:margin-top="0in" fo:margin-bottom="0in" table:align="left" style:writing-mode="lr-tb"/>
    </style:style>
    <style:style style:name="Table7.A" style:family="table-column">
      <style:table-column-properties style:column-width="1.8667in"/>
    </style:style>
    <style:style style:name="Table7.B" style:family="table-column">
      <style:table-column-properties style:column-width="4.6257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1.8667in"/>
    </style:style>
    <style:style style:name="Table8.B" style:family="table-column">
      <style:table-column-properties style:column-width="4.6257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931in" fo:margin-left="-0.075in" fo:margin-top="0in" fo:margin-bottom="0in" table:align="left" style:writing-mode="lr-tb"/>
    </style:style>
    <style:style style:name="Table9.A" style:family="table-column">
      <style:table-column-properties style:column-width="1.8667in"/>
    </style:style>
    <style:style style:name="Table9.B" style:family="table-column">
      <style:table-column-properties style:column-width="4.6257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069in solid #00000a"/>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8667in"/>
    </style:style>
    <style:style style:name="Table10.B" style:family="table-column">
      <style:table-column-properties style:column-width="4.6257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931in" fo:margin-left="-0.075in" fo:margin-top="0in" fo:margin-bottom="0in" table:align="left" style:writing-mode="lr-tb"/>
    </style:style>
    <style:style style:name="Table11.A" style:family="table-column">
      <style:table-column-properties style:column-width="1.8667in"/>
    </style:style>
    <style:style style:name="Table11.B" style:family="table-column">
      <style:table-column-properties style:column-width="4.6257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8667in"/>
    </style:style>
    <style:style style:name="Table12.B" style:family="table-column">
      <style:table-column-properties style:column-width="4.6257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3" style:family="table">
      <style:table-properties style:width="6.4931in" fo:margin-left="-0.075in" fo:margin-top="0in" fo:margin-bottom="0in" table:align="left" style:writing-mode="lr-tb"/>
    </style:style>
    <style:style style:name="Table13.A" style:family="table-column">
      <style:table-column-properties style:column-width="1.8667in"/>
    </style:style>
    <style:style style:name="Table13.B" style:family="table-column">
      <style:table-column-properties style:column-width="4.6257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0.0069in solid #00000a"/>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1.8667in"/>
    </style:style>
    <style:style style:name="Table14.B" style:family="table-column">
      <style:table-column-properties style:column-width="4.6257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P1" style:family="paragraph" style:parent-style-name="Standard">
      <style:paragraph-properties fo:text-align="justify" style:justify-single-word="false"/>
      <style:text-properties style:font-name="Times New Roman" style:font-name-complex="Times New Roman2"/>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fo:line-height="100%" fo:text-align="justify" style:justify-single-word="false"/>
      <style:text-properties style:font-name="Times New Roman" style:font-name-complex="Times New Roman2"/>
    </style:style>
    <style:style style:name="P4" style:family="paragraph" style:parent-style-name="Standard">
      <style:paragraph-properties fo:margin-top="0in" fo:margin-bottom="0in" fo:line-height="100%" fo:text-align="justify" style:justify-single-word="false"/>
      <style:text-properties style:font-name="Times New Roman" fo:language="tr" fo:country="TR" style:font-name-complex="Times New Roman2"/>
    </style:style>
    <style:style style:name="P5" style:family="paragraph" style:parent-style-name="Standard">
      <style:paragraph-properties fo:margin-top="0in" fo:margin-bottom="0in" fo:line-height="100%" fo:text-align="justify" style:justify-single-word="false"/>
    </style:style>
    <style:style style:name="P6" style:family="paragraph" style:parent-style-name="Standard">
      <style:paragraph-properties fo:margin-top="0in" fo:margin-bottom="0in" fo:line-height="100%" fo:text-align="justify" style:justify-single-word="false">
        <style:tab-stops>
          <style:tab-stop style:position="5.9811in"/>
        </style:tab-stops>
      </style:paragraph-properties>
    </style:style>
    <style:style style:name="P7" style:family="paragraph" style:parent-style-name="Standard">
      <style:paragraph-properties fo:margin-top="0in" fo:margin-bottom="0in" fo:line-height="100%" fo:text-align="justify" style:justify-single-word="false"/>
      <style:text-properties fo:language="tr" fo:country="TR"/>
    </style:style>
    <style:style style:name="P8" style:family="paragraph" style:parent-style-name="Standard">
      <style:paragraph-properties fo:margin-top="0in" fo:margin-bottom="0in" fo:line-height="100%" fo:text-align="justify" style:justify-single-word="false" fo:break-before="page"/>
    </style:style>
    <style:style style:name="P9" style:family="paragraph" style:parent-style-name="Standard">
      <style:paragraph-properties fo:margin-left="0in" fo:margin-right="0in" fo:margin-top="0in" fo:margin-bottom="0in" fo:line-height="100%" fo:text-align="justify" style:justify-single-word="false" fo:text-indent="0.5in" style:auto-text-indent="false"/>
    </style:style>
    <style:style style:name="P10"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style:font-name-complex="Times New Roman2"/>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Heading_20_2">
      <style:paragraph-properties fo:line-height="100%" fo:text-align="justify" style:justify-single-word="false"/>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ent-style-name="No_20_Spacing">
      <style:paragraph-properties fo:text-align="justify" style:justify-single-word="false"/>
    </style:style>
    <style:style style:name="P15" style:family="paragraph" style:parent-style-name="No_20_Spacing">
      <style:paragraph-properties fo:text-align="justify" style:justify-single-word="false"/>
      <style:text-properties fo:color="#5b9bd5" style:font-name="Times New Roman" style:font-name-complex="Times New Roman2"/>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Heading_20_1">
      <style:paragraph-properties fo:line-height="100%" fo:text-align="justify" style:justify-single-word="false"/>
    </style:style>
    <style:style style:name="P18" style:family="paragraph" style:parent-style-name="Heading_20_3">
      <style:paragraph-properties fo:text-align="justify" style:justify-single-word="false"/>
    </style:style>
    <style:style style:name="P19" style:family="paragraph" style:parent-style-name="Heading_20_3">
      <style:paragraph-properties fo:line-height="100%" fo:text-align="justify" style:justify-single-word="false"/>
    </style:style>
    <style:style style:name="P20" style:family="paragraph" style:parent-style-name="Contents_20_Heading">
      <style:paragraph-properties fo:line-height="100%" fo:text-align="justify" style:justify-single-word="false"/>
    </style:style>
    <style:style style:name="P21" style:family="paragraph" style:parent-style-name="Contents_20_2">
      <style:paragraph-properties>
        <style:tab-stops>
          <style:tab-stop style:position="6.5in" style:type="right" style:leader-style="dotted" style:leader-text="."/>
        </style:tab-stops>
      </style:paragraph-properties>
    </style:style>
    <style:style style:name="P22" style:family="paragraph" style:parent-style-name="List_20_Paragraph" style:list-style-name="WWNum31">
      <style:paragraph-properties fo:text-align="justify" style:justify-single-word="false"/>
    </style:style>
    <style:style style:name="P23" style:family="paragraph" style:parent-style-name="List_20_Paragraph" style:list-style-name="WWNum32">
      <style:paragraph-properties fo:text-align="justify" style:justify-single-word="false"/>
    </style:style>
    <style:style style:name="P24" style:family="paragraph" style:parent-style-name="List_20_Paragraph" style:list-style-name="WWNum34">
      <style:paragraph-properties fo:text-align="justify" style:justify-single-word="false"/>
    </style:style>
    <style:style style:name="P25" style:family="paragraph" style:parent-style-name="List_20_Paragraph" style:list-style-name="WWNum32">
      <style:paragraph-properties fo:text-align="justify" style:justify-single-word="false"/>
      <style:text-properties style:font-name="Times New Roman" style:font-name-complex="Times New Roman2"/>
    </style:style>
    <style:style style:name="P26" style:family="paragraph" style:parent-style-name="List_20_Paragraph" style:list-style-name="WWNum43">
      <style:text-properties style:font-name="Times New Roman" style:font-name-complex="Times New Roman2"/>
    </style:style>
    <style:style style:name="P27" style:family="paragraph" style:parent-style-name="List_20_Paragraph" style:list-style-name="WWNum45">
      <style:text-properties style:font-name="Times New Roman" style:font-name-complex="Times New Roman2"/>
    </style:style>
    <style:style style:name="P28" style:family="paragraph" style:parent-style-name="List_20_Paragraph" style:list-style-name="WWNum36"/>
    <style:style style:name="P29" style:family="paragraph" style:parent-style-name="List_20_Paragraph" style:list-style-name="WWNum37"/>
    <style:style style:name="P30" style:family="paragraph" style:parent-style-name="List_20_Paragraph" style:list-style-name="WWNum38"/>
    <style:style style:name="P31" style:family="paragraph" style:parent-style-name="List_20_Paragraph" style:list-style-name="WWNum45"/>
    <style:style style:name="P32" style:family="paragraph" style:parent-style-name="List_20_Paragraph" style:list-style-name="WWNum43"/>
    <style:style style:name="P33" style:family="paragraph" style:parent-style-name="List_20_Paragraph" style:list-style-name="WWNum39">
      <style:paragraph-properties fo:margin-top="0in" fo:margin-bottom="0in" fo:line-height="100%" fo:text-align="justify" style:justify-single-word="false"/>
    </style:style>
    <style:style style:name="P34" style:family="paragraph" style:parent-style-name="List_20_Paragraph" style:list-style-name="WWNum40">
      <style:paragraph-properties fo:margin-top="0in" fo:margin-bottom="0in" fo:line-height="100%" fo:text-align="justify" style:justify-single-word="false"/>
    </style:style>
    <style:style style:name="P35" style:family="paragraph" style:parent-style-name="List_20_Paragraph" style:list-style-name="WWNum48">
      <style:paragraph-properties fo:margin-top="0in" fo:margin-bottom="0in" fo:line-height="100%" fo:text-align="justify" style:justify-single-word="false"/>
    </style:style>
    <style:style style:name="P36" style:family="paragraph" style:parent-style-name="List_20_Paragraph" style:list-style-name="WWNum1">
      <style:paragraph-properties fo:margin-top="0in" fo:margin-bottom="0in" fo:line-height="100%" fo:text-align="justify" style:justify-single-word="false"/>
    </style:style>
    <style:style style:name="P37" style:family="paragraph" style:parent-style-name="List_20_Paragraph" style:list-style-name="WWNum45">
      <style:paragraph-properties fo:margin-top="0in" fo:margin-bottom="0in" fo:line-height="100%" fo:text-align="justify" style:justify-single-word="false"/>
    </style:style>
    <style:style style:name="P38" style:family="paragraph" style:parent-style-name="List_20_Paragraph">
      <style:paragraph-properties fo:margin-top="0in" fo:margin-bottom="0in" fo:line-height="100%" fo:text-align="justify" style:justify-single-word="false"/>
      <style:text-properties style:font-name="Times New Roman" style:font-name-complex="Times New Roman2"/>
    </style:style>
    <style:style style:name="P39" style:family="paragraph" style:parent-style-name="List_20_Paragraph" style:list-style-name="WWNum45">
      <style:paragraph-properties fo:margin-top="0in" fo:margin-bottom="0in" fo:line-height="100%" fo:text-align="justify" style:justify-single-word="false"/>
      <style:text-properties style:font-name="Times New Roman" style:font-name-complex="Times New Roman2"/>
    </style:style>
    <style:style style:name="P40" style:family="paragraph" style:parent-style-name="List_20_Paragraph" style:list-style-name="WWNum3">
      <style:paragraph-properties fo:margin-top="0in" fo:margin-bottom="0in" fo:line-height="100%" fo:text-align="justify" style:justify-single-word="false"/>
      <style:text-properties fo:language="tr" fo:country="TR"/>
    </style:style>
    <style:style style:name="P41" style:family="paragraph" style:parent-style-name="List_20_Paragraph" style:list-style-name="WWNum4">
      <style:paragraph-properties fo:margin-top="0in" fo:margin-bottom="0in" fo:line-height="100%" fo:text-align="justify" style:justify-single-word="false"/>
      <style:text-properties fo:language="tr" fo:country="TR"/>
    </style:style>
    <style:style style:name="P42" style:family="paragraph" style:parent-style-name="List_20_Paragraph" style:list-style-name="WWNum5">
      <style:paragraph-properties fo:margin-top="0in" fo:margin-bottom="0in" fo:line-height="100%" fo:text-align="justify" style:justify-single-word="false"/>
      <style:text-properties fo:language="tr" fo:country="TR"/>
    </style:style>
    <style:style style:name="P43" style:family="paragraph" style:parent-style-name="List_20_Paragraph" style:list-style-name="WWNum6">
      <style:paragraph-properties fo:margin-top="0in" fo:margin-bottom="0in" fo:line-height="100%" fo:text-align="justify" style:justify-single-word="false"/>
      <style:text-properties fo:language="tr" fo:country="TR"/>
    </style:style>
    <style:style style:name="P44" style:family="paragraph" style:parent-style-name="List_20_Paragraph" style:list-style-name="WWNum7">
      <style:paragraph-properties fo:margin-top="0in" fo:margin-bottom="0in" fo:line-height="100%" fo:text-align="justify" style:justify-single-word="false"/>
      <style:text-properties fo:language="tr" fo:country="TR"/>
    </style:style>
    <style:style style:name="P45" style:family="paragraph" style:parent-style-name="List_20_Paragraph" style:list-style-name="WWNum8">
      <style:paragraph-properties fo:margin-top="0in" fo:margin-bottom="0in" fo:line-height="100%" fo:text-align="justify" style:justify-single-word="false"/>
      <style:text-properties fo:language="tr" fo:country="TR"/>
    </style:style>
    <style:style style:name="P46" style:family="paragraph" style:parent-style-name="List_20_Paragraph" style:list-style-name="WWNum9">
      <style:paragraph-properties fo:margin-top="0in" fo:margin-bottom="0in" fo:line-height="100%" fo:text-align="justify" style:justify-single-word="false"/>
      <style:text-properties fo:language="tr" fo:country="TR"/>
    </style:style>
    <style:style style:name="P47" style:family="paragraph" style:parent-style-name="List_20_Paragraph" style:list-style-name="WWNum10">
      <style:paragraph-properties fo:margin-top="0in" fo:margin-bottom="0in" fo:line-height="100%" fo:text-align="justify" style:justify-single-word="false"/>
      <style:text-properties fo:language="tr" fo:country="TR"/>
    </style:style>
    <style:style style:name="P48" style:family="paragraph" style:parent-style-name="List_20_Paragraph" style:list-style-name="WWNum11">
      <style:paragraph-properties fo:margin-top="0in" fo:margin-bottom="0in" fo:line-height="100%" fo:text-align="justify" style:justify-single-word="false"/>
      <style:text-properties fo:language="tr" fo:country="TR"/>
    </style:style>
    <style:style style:name="P49" style:family="paragraph" style:parent-style-name="List_20_Paragraph" style:list-style-name="WWNum12">
      <style:paragraph-properties fo:margin-top="0in" fo:margin-bottom="0in" fo:line-height="100%" fo:text-align="justify" style:justify-single-word="false"/>
      <style:text-properties fo:language="tr" fo:country="TR"/>
    </style:style>
    <style:style style:name="P50" style:family="paragraph" style:parent-style-name="List_20_Paragraph" style:list-style-name="WWNum13">
      <style:paragraph-properties fo:margin-top="0in" fo:margin-bottom="0in" fo:line-height="100%" fo:text-align="justify" style:justify-single-word="false"/>
      <style:text-properties fo:language="tr" fo:country="TR"/>
    </style:style>
    <style:style style:name="P51" style:family="paragraph" style:parent-style-name="List_20_Paragraph" style:list-style-name="WWNum14">
      <style:paragraph-properties fo:margin-top="0in" fo:margin-bottom="0in" fo:line-height="100%" fo:text-align="justify" style:justify-single-word="false"/>
      <style:text-properties fo:language="tr" fo:country="TR"/>
    </style:style>
    <style:style style:name="P52" style:family="paragraph" style:parent-style-name="List_20_Paragraph" style:list-style-name="WWNum15">
      <style:paragraph-properties fo:margin-top="0in" fo:margin-bottom="0in" fo:line-height="100%" fo:text-align="justify" style:justify-single-word="false"/>
      <style:text-properties fo:language="tr" fo:country="TR"/>
    </style:style>
    <style:style style:name="P53" style:family="paragraph" style:parent-style-name="List_20_Paragraph" style:list-style-name="WWNum16">
      <style:paragraph-properties fo:margin-top="0in" fo:margin-bottom="0in" fo:line-height="100%" fo:text-align="justify" style:justify-single-word="false"/>
      <style:text-properties fo:language="tr" fo:country="TR"/>
    </style:style>
    <style:style style:name="P54" style:family="paragraph" style:parent-style-name="List_20_Paragraph" style:list-style-name="WWNum17">
      <style:paragraph-properties fo:margin-top="0in" fo:margin-bottom="0in" fo:line-height="100%" fo:text-align="justify" style:justify-single-word="false"/>
      <style:text-properties fo:language="tr" fo:country="TR"/>
    </style:style>
    <style:style style:name="P55" style:family="paragraph" style:parent-style-name="List_20_Paragraph" style:list-style-name="WWNum18">
      <style:paragraph-properties fo:margin-top="0in" fo:margin-bottom="0in" fo:line-height="100%" fo:text-align="justify" style:justify-single-word="false"/>
      <style:text-properties fo:language="tr" fo:country="TR"/>
    </style:style>
    <style:style style:name="P56" style:family="paragraph" style:parent-style-name="List_20_Paragraph" style:list-style-name="WWNum19">
      <style:paragraph-properties fo:margin-top="0in" fo:margin-bottom="0in" fo:line-height="100%" fo:text-align="justify" style:justify-single-word="false"/>
      <style:text-properties fo:language="tr" fo:country="TR"/>
    </style:style>
    <style:style style:name="P57" style:family="paragraph" style:parent-style-name="List_20_Paragraph" style:list-style-name="WWNum20">
      <style:paragraph-properties fo:margin-top="0in" fo:margin-bottom="0in" fo:line-height="100%" fo:text-align="justify" style:justify-single-word="false"/>
      <style:text-properties fo:language="tr" fo:country="TR"/>
    </style:style>
    <style:style style:name="P58" style:family="paragraph" style:parent-style-name="List_20_Paragraph" style:list-style-name="WWNum21">
      <style:paragraph-properties fo:margin-top="0in" fo:margin-bottom="0in" fo:line-height="100%" fo:text-align="justify" style:justify-single-word="false"/>
      <style:text-properties fo:language="tr" fo:country="TR"/>
    </style:style>
    <style:style style:name="P59" style:family="paragraph" style:parent-style-name="List_20_Paragraph" style:list-style-name="WWNum22">
      <style:paragraph-properties fo:margin-top="0in" fo:margin-bottom="0in" fo:line-height="100%" fo:text-align="justify" style:justify-single-word="false"/>
      <style:text-properties fo:language="tr" fo:country="TR"/>
    </style:style>
    <style:style style:name="P60" style:family="paragraph" style:parent-style-name="List_20_Paragraph" style:list-style-name="WWNum23">
      <style:paragraph-properties fo:margin-top="0in" fo:margin-bottom="0in" fo:line-height="100%" fo:text-align="justify" style:justify-single-word="false"/>
      <style:text-properties fo:language="tr" fo:country="TR"/>
    </style:style>
    <style:style style:name="P61" style:family="paragraph" style:parent-style-name="List_20_Paragraph" style:list-style-name="WWNum24">
      <style:paragraph-properties fo:margin-top="0in" fo:margin-bottom="0in" fo:line-height="100%" fo:text-align="justify" style:justify-single-word="false"/>
      <style:text-properties fo:language="tr" fo:country="TR"/>
    </style:style>
    <style:style style:name="P62" style:family="paragraph" style:parent-style-name="List_20_Paragraph" style:list-style-name="WWNum25">
      <style:paragraph-properties fo:margin-top="0in" fo:margin-bottom="0in" fo:line-height="100%" fo:text-align="justify" style:justify-single-word="false"/>
      <style:text-properties fo:language="tr" fo:country="TR"/>
    </style:style>
    <style:style style:name="P63" style:family="paragraph" style:parent-style-name="List_20_Paragraph" style:list-style-name="WWNum26">
      <style:paragraph-properties fo:margin-top="0in" fo:margin-bottom="0in" fo:line-height="100%" fo:text-align="justify" style:justify-single-word="false"/>
      <style:text-properties fo:language="tr" fo:country="TR"/>
    </style:style>
    <style:style style:name="P64" style:family="paragraph" style:parent-style-name="List_20_Paragraph" style:list-style-name="WWNum27">
      <style:paragraph-properties fo:margin-top="0in" fo:margin-bottom="0in" fo:line-height="100%" fo:text-align="justify" style:justify-single-word="false"/>
      <style:text-properties fo:language="tr" fo:country="TR"/>
    </style:style>
    <style:style style:name="P65" style:family="paragraph" style:parent-style-name="List_20_Paragraph" style:list-style-name="WWNum28">
      <style:paragraph-properties fo:margin-top="0in" fo:margin-bottom="0in" fo:line-height="100%" fo:text-align="justify" style:justify-single-word="false"/>
      <style:text-properties fo:language="tr" fo:country="TR"/>
    </style:style>
    <style:style style:name="P66" style:family="paragraph" style:parent-style-name="List_20_Paragraph" style:list-style-name="WWNum29">
      <style:paragraph-properties fo:margin-top="0in" fo:margin-bottom="0in" fo:line-height="100%" fo:text-align="justify" style:justify-single-word="false"/>
      <style:text-properties fo:language="tr" fo:country="TR"/>
    </style:style>
    <style:style style:name="P67" style:family="paragraph" style:parent-style-name="List_20_Paragraph" style:list-style-name="WWNum30">
      <style:paragraph-properties fo:margin-top="0in" fo:margin-bottom="0in" fo:line-height="100%" fo:text-align="justify" style:justify-single-word="false"/>
      <style:text-properties fo:language="tr" fo:country="TR"/>
    </style:style>
    <style:style style:name="P68" style:family="paragraph" style:parent-style-name="List_20_Paragraph" style:list-style-name="WWNum2">
      <style:paragraph-properties fo:margin-left="0.25in" fo:margin-right="0in" fo:text-align="justify" style:justify-single-word="false" fo:text-indent="0in" style:auto-text-indent="false"/>
    </style:style>
    <style:style style:name="P69" style:family="paragraph">
      <style:paragraph-properties fo:margin-left="0in" fo:margin-right="0in" fo:margin-top="0in" fo:margin-bottom="0in" fo:line-height="108%"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Times New Roman" style:font-name-complex="Times New Roman2"/>
    </style:style>
    <style:style style:name="T2" style:family="text">
      <style:text-properties style:font-name="Times New Roman" style:font-name-complex="Times New Roman2" text:display="none"/>
    </style:style>
    <style:style style:name="T3" style:family="text">
      <style:text-properties style:font-name="Times New Roman" fo:font-weight="bold" style:language-asian="ja" style:country-asian="JP" style:font-weight-asian="bold" style:font-name-complex="Times New Roman2" style:font-weight-complex="bold"/>
    </style:style>
    <style:style style:name="T4" style:family="text">
      <style:text-properties style:font-name="Times New Roman" fo:font-weight="bold" style:font-weight-asian="bold" style:font-name-complex="Times New Roman2"/>
    </style:style>
    <style:style style:name="T5" style:family="text">
      <style:text-properties style:font-name="Times New Roman" fo:font-weight="bold" style:font-weight-asian="bold" style:font-name-complex="Times New Roman2" style:font-weight-complex="bold"/>
    </style:style>
    <style:style style:name="T6" style:family="text">
      <style:text-properties style:font-name="Times New Roman" fo:background-color="#ffff00" style:font-name-complex="Times New Roman2"/>
    </style:style>
    <style:style style:name="T7" style:family="text">
      <style:text-properties fo:color="#5b9bd5" style:font-name="Times New Roman" style:font-name-complex="Times New Roman2"/>
    </style:style>
    <style:style style:name="T8" style:family="text">
      <style:text-properties fo:color="#00000a" style:font-name="Times New Roman" style:font-name-complex="Times New Roman2"/>
    </style:style>
    <style:style style:name="T9" style:family="text">
      <style:text-properties fo:color="#00000a" style:font-name="Times New Roman" fo:font-size="11pt" style:font-size-asian="11pt" style:font-name-complex="Times New Roman2" style:font-size-complex="11pt"/>
    </style:style>
    <style:style style:name="T1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1" style:family="text">
      <style:text-properties fo:language="it" fo:country="I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4"><text:span text:style-name="T1">[Type the company name]</text:span></text:p>
          </table:table-cell>
        </table:table-row>
        <table:table-row table:style-name="Table1.1">
          <table:table-cell table:style-name="Table1.A1" office:value-type="string">
            <text:p text:style-name="P14"><text:span text:style-name="T7">[Type the document title]</text:span></text:p>
          </table:table-cell>
        </table:table-row>
        <table:table-row table:style-name="Table1.1">
          <table:table-cell table:style-name="Table1.A1" office:value-type="string">
            <text:p text:style-name="P14"><text:span text:style-name="T1">[Type the document subtitle]</text:span></text:p>
          </table:table-cell>
        </table:table-row>
      </table:table>
      <text:p text:style-name="P3"/>
      <text:p text:style-name="P3"/>
      <table:table table:name="Table2" table:style-name="Table2">
        <table:table-column table:style-name="Table2.A"/>
        <table:table-row table:style-name="Table2.1">
          <table:table-cell table:style-name="Table2.A1" office:value-type="string">
            <text:p text:style-name="P14"><text:span text:style-name="T7">Y2P</text:span></text:p>
            <text:p text:style-name="P14"><text:span text:style-name="T7">[Pick the date]</text:span></text:p>
            <text:p text:style-name="P15"/>
          </table:table-cell>
        </table:table-row>
      </table:table>
      <text:p text:style-name="P3"/>
      <text:p text:style-name="P8"><text:span text:style-name="T1"><text:s/></text:span></text:p>
      <text:p text:style-name="P20"><text:span text:style-name="T9">Contents</text:span><text:bookmark text:name="_GoBac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1837_1487830608">1. INTRODUCTION<text:tab/>3</text:a></text:p>
          <text:p text:style-name="P16"><text:a xlink:type="simple" xlink:href="#__RefHeading__1839_1487830608">A.1 Goals<text:tab/>3</text:a></text:p>
          <text:p text:style-name="P21"><text:a xlink:type="simple" xlink:href="#__RefHeading__1841_1487830608">C. Definitions, Acronyms, Abbreviations<text:tab/>4</text:a></text:p>
          <text:p text:style-name="P16"><text:a xlink:type="simple" xlink:href="#__RefHeading__1843_1487830608">C.1 Definitions<text:tab/>4</text:a></text:p>
          <text:p text:style-name="P16"><text:a xlink:type="simple" xlink:href="#__RefHeading__1845_1487830608">C.2 Acronyms <text:tab/>4</text:a></text:p>
          <text:p text:style-name="P21"><text:a xlink:type="simple" xlink:href="#__RefHeading__1847_1487830608">D. Revision history<text:tab/>5</text:a></text:p>
          <text:p text:style-name="P21"><text:a xlink:type="simple" xlink:href="#__RefHeading__1849_1487830608">E. Reference Documents<text:tab/>5</text:a></text:p>
          <text:p text:style-name="P21"><text:a xlink:type="simple" xlink:href="#__RefHeading__1851_1487830608">F. Document Structure<text:tab/>5</text:a></text:p>
          <text:p text:style-name="P13"><text:a xlink:type="simple" xlink:href="#__RefHeading__1853_1487830608">2. OVERALL DESCRIPTION<text:tab/>5</text:a></text:p>
          <text:p text:style-name="P21"><text:a xlink:type="simple" xlink:href="#__RefHeading__1855_1487830608">A. Product perspective:<text:tab/>5</text:a></text:p>
          <text:p text:style-name="P21"><text:a xlink:type="simple" xlink:href="#__RefHeading__1857_1487830608">B. Product functions:<text:tab/>5</text:a></text:p>
          <text:p text:style-name="P16"><text:a xlink:type="simple" xlink:href="#__RefHeading__1859_1487830608">B.1 Event Management<text:tab/>5</text:a></text:p>
          <text:p text:style-name="P16"><text:a xlink:type="simple" xlink:href="#__RefHeading__1861_1487830608">B.2 Trip Management<text:tab/>5</text:a></text:p>
          <text:p text:style-name="P21"><text:a xlink:type="simple" xlink:href="#__RefHeading__1863_1487830608">C. User characteristics: <text:tab/>6</text:a></text:p>
          <text:p text:style-name="P21"><text:a xlink:type="simple" xlink:href="#__RefHeading__1865_1487830608">D. Assumptions, dependencies and constraints: <text:tab/>6</text:a></text:p>
          <text:p text:style-name="P16"><text:a xlink:type="simple" xlink:href="#__RefHeading__1867_1487830608">D.1. Domain Assumptions <text:tab/>6</text:a></text:p>
          <text:p text:style-name="P16"><text:a xlink:type="simple" xlink:href="#__RefHeading__1869_1487830608">D.2 Dependencies<text:tab/>6</text:a></text:p>
          <text:p text:style-name="P16"><text:a xlink:type="simple" xlink:href="#__RefHeading__1871_1487830608">D.3 Constraints<text:tab/>6</text:a></text:p>
          <text:p text:style-name="P16"><text:a xlink:type="simple" xlink:href="#__RefHeading__1873_1487830608">D.3.1 Regulatory Policies<text:tab/>6</text:a></text:p>
          <text:p text:style-name="P16"><text:a xlink:type="simple" xlink:href="#__RefHeading__1875_1487830608">D.3.2 Hardware Limitations<text:tab/>6</text:a></text:p>
          <text:p text:style-name="P16"><text:a xlink:type="simple" xlink:href="#__RefHeading__1877_1487830608">D.3.3 Interfaces to other applications<text:tab/>7</text:a></text:p>
          <text:p text:style-name="P21"><text:a xlink:type="simple" xlink:href="#__RefHeading__1879_1487830608">A. External Interface Requirements<text:tab/>7</text:a></text:p>
          <text:p text:style-name="P16"><text:a xlink:type="simple" xlink:href="#__RefHeading__1881_1487830608">A.1 User Interfaces<text:tab/>7</text:a></text:p>
          <text:p text:style-name="P16"><text:a xlink:type="simple" xlink:href="#__RefHeading__1883_1487830608">A.2 Hardware Interfaces<text:tab/>7</text:a></text:p>
          <text:p text:style-name="P16"><text:a xlink:type="simple" xlink:href="#__RefHeading__1885_1487830608">A.3 Software Interfaces<text:tab/>7</text:a></text:p>
          <text:p text:style-name="P16"><text:a xlink:type="simple" xlink:href="#__RefHeading__1887_1487830608">A.4 Communication Interfaces<text:tab/>7</text:a></text:p>
          <text:p text:style-name="P21"><text:a xlink:type="simple" xlink:href="#__RefHeading__1889_1487830608">B. Functional Requirements: <text:tab/>7</text:a></text:p>
          <text:p text:style-name="P16"><text:a xlink:type="simple" xlink:href="#__RefHeading__1891_1487830608">B.1.1 [G ]. Allow users to create new account<text:tab/>7</text:a></text:p>
          <text:p text:style-name="P16"><text:a xlink:type="simple" xlink:href="#__RefHeading__1893_1487830608">B.1.2 [G ]. Allow users to become logged in to existing account after entering his/her credentials.<text:tab/>7</text:a></text:p>
          <text:p text:style-name="P16"><text:a xlink:type="simple" xlink:href="#__RefHeading__1895_1487830608">B.1.3 [G ]. Allow users to view his/her calendar.<text:tab/>7</text:a></text:p>
          <text:p text:style-name="P16"><text:a xlink:type="simple" xlink:href="#__RefHeading__1897_1487830608">B.1.4 [G ]. Allow users to manage events in calendar<text:tab/>8</text:a></text:p>
          <text:p text:style-name="P16"><text:soft-page-break/><text:a xlink:type="simple" xlink:href="#__RefHeading__1899_1487830608">B.1.5 [G] Allow users to manage personal mobility preferences<text:tab/>8</text:a></text:p>
          <text:p text:style-name="P16"><text:a xlink:type="simple" xlink:href="#__RefHeading__1901_1487830608">B.1.6[G ]. Allow users to know mobility options which minimize travelling duration under user preferences, weather and traffic constraints.<text:tab/>8</text:a></text:p>
          <text:p text:style-name="P16"><text:a xlink:type="simple" xlink:href="#__RefHeading__1903_1487830608">B.1.7. [G]. Allow users to generate the optimum schedule in consideration of time and travelling resources.<text:tab/>9</text:a></text:p>
          <text:p text:style-name="P16"><text:a xlink:type="simple" xlink:href="#__RefHeading__1905_1487830608">B.2 Use Cases<text:tab/>10</text:a></text:p>
          <text:p text:style-name="P21"><text:a xlink:type="simple" xlink:href="#__RefHeading__1907_1487830608">C. Performance Requirements<text:tab/>16</text:a></text:p>
          <text:p text:style-name="P21"><text:a xlink:type="simple" xlink:href="#__RefHeading__1909_1487830608">D. Design Constraints<text:tab/>16</text:a></text:p>
          <text:p text:style-name="P16"><text:a xlink:type="simple" xlink:href="#__RefHeading__1911_1487830608">D.1 Standards compliance<text:tab/>16</text:a></text:p>
          <text:p text:style-name="P16"><text:a xlink:type="simple" xlink:href="#__RefHeading__1913_1487830608">D.2 Hardware limitations<text:tab/>16</text:a></text:p>
          <text:p text:style-name="P16"><text:a xlink:type="simple" xlink:href="#__RefHeading__1915_1487830608">D.3 Any other constraint<text:tab/>16</text:a></text:p>
          <text:p text:style-name="P21"><text:a xlink:type="simple" xlink:href="#__RefHeading__1917_1487830608">E. Software System Attributes<text:tab/>16</text:a></text:p>
          <text:p text:style-name="P16"><text:a xlink:type="simple" xlink:href="#__RefHeading__1919_1487830608">E.1 Reliability<text:tab/>16</text:a></text:p>
          <text:p text:style-name="P16"><text:a xlink:type="simple" xlink:href="#__RefHeading__1921_1487830608">E.2 Availability<text:tab/>16</text:a></text:p>
          <text:p text:style-name="P16"><text:a xlink:type="simple" xlink:href="#__RefHeading__1923_1487830608">E.3 Security<text:tab/>16</text:a></text:p>
          <text:p text:style-name="P16"><text:a xlink:type="simple" xlink:href="#__RefHeading__1925_1487830608">E.4 Maintainability<text:tab/>16</text:a></text:p>
          <text:p text:style-name="P16"><text:a xlink:type="simple" xlink:href="#__RefHeading__1927_1487830608">E.5 Portability<text:tab/>16</text:a></text:p>
          <text:p text:style-name="P13"><text:a xlink:type="simple" xlink:href="#__RefHeading__1929_1487830608">6. REFERENCES<text:tab/>17</text:a></text:p>
        </text:index-body>
      </text:table-of-content>
      <text:p text:style-name="P5"><text:a xlink:type="simple" xlink:href="#_Toc495957386" text:style-name="Internet_20_link" text:visited-style-name="Visited_20_Internet_20_Link"><text:span text:style-name="T2"/></text:a></text:p>
      <text:list xml:id="list5640403319127524936" text:style-name="Outline">
        <text:list-item>
          <text:h text:style-name="P17" text:outline-level="1"><text:bookmark-start text:name="__RefHeading__1837_1487830608"/><text:bookmark-start text:name="_Toc495957386"/><text:span text:style-name="T9">1. INTRODUCTION</text:span><text:bookmark-end text:name="__RefHeading__1837_1487830608"/><text:bookmark-end text:name="_Toc495957386"/></text:h>
        </text:list-item>
      </text:list>
      <text:p text:style-name="P5"><text:bookmark-start text:name="_Toc495957387"/><text:span text:style-name="Heading_20_2_20_Char"><text:span text:style-name="T9">A. </text:span></text:span><text:span text:style-name="Heading_20_2_20_Char"><text:span text:style-name="T9"><office:annotation office:name="__Annotation__395_1487830608"><dc:creator>Y2P</dc:creator><dc:date>2017-10-15T10:09:00.15</dc:date><textooo:sender-initials>Y</textooo:sender-initials><text:p>Description of problem gerek var mı?</text:p></office:annotation></text:span></text:span><text:span text:style-name="Heading_20_2_20_Char"><text:span text:style-name="T9">Purpose</text:span></text:span><text:bookmark-end text:name="_Toc495957387"/><office:annotation-end office:name="__Annotation__395_1487830608"/><text:span text:style-name="Heading_20_2_20_Char"><text:span text:style-name="T9">:</text:span></text:span><text:span text:style-name="T1"> </text:span></text:p>
      <text:p text:style-name="P5"><text:span text:style-name="T1"><text:tab/>This document presents the Requirement Analysis and Specifications for Travelander+ application. This document aims to define functional and non-functional requirements, detailed analysis of the environment and constraints, realization of customer needs, and characteristic of users and their use case for the Travelander+ application. Typical audience of this document are the developers who aims to implement this system.</text:span></text:p>
      <text:p text:style-name="P9"><text:span text:style-name="T1">Travelander+ application provides an enhanced calendar with custom scheduling options to create appointments and offers travel planning assistance in between the arranged appointments for its possible users. The system enables its users to add/edit appointments, choose mobility preferences and to offer them the best options for travelling from one appointment to another by regarding environmental conditions (such as traffic, weather etc.), user specific situations and preferences and efficient usage of time and other available resources.</text:span></text:p>
      <text:list xml:id="list34468607" text:continue-numbering="true" text:style-name="Outline">
        <text:list-item>
          <text:list>
            <text:list-item>
              <text:list>
                <text:list-item>
                  <text:h text:style-name="P19" text:outline-level="3"><text:bookmark-start text:name="__RefHeading__1839_1487830608"/><text:bookmark-start text:name="_Toc495957388"/><text:span text:style-name="T8">A.1 Goals</text:span><text:bookmark-end text:name="__RefHeading__1839_1487830608"/><text:bookmark-end text:name="_Toc495957388"/></text:h>
                </text:list-item>
              </text:list>
            </text:list-item>
          </text:list>
        </text:list-item>
      </text:list>
      <text:p text:style-name="P5"><text:span text:style-name="T4">Users:</text:span></text:p>
      <text:p text:style-name="P5"><text:span text:style-name="T1">[G].Allow users to create new account</text:span></text:p>
      <text:p text:style-name="P6"><text:span text:style-name="T1">[G].Allow users to become logged in to existing account after entering his/her credentials.<text:tab/></text:span></text:p>
      <text:p text:style-name="P5"><text:span text:style-name="T1">[G].Allow users to view his/her calendar.</text:span></text:p>
      <text:p text:style-name="P5"><text:span text:style-name="T1">[G].Allow users to manage events in calendar</text:span></text:p>
      <text:list xml:id="list3524265371781440263" text:style-name="WWNum39">
        <text:list-item>
          <text:p text:style-name="P33"><text:span text:style-name="T1">[G].Allow users to add new event to the user if selected time slot is available.</text:span></text:p>
        </text:list-item>
        <text:list-item>
          <text:p text:style-name="P33"><text:soft-page-break/><text:span text:style-name="T1">[G].Allow users to receive a warning if the selected time slot is occupied or not feasible by considering place and time constraints.</text:span></text:p>
        </text:list-item>
        <text:list-item>
          <text:p text:style-name="P33"><text:span text:style-name="T1">[G].Allow users to edit his/her events.</text:span></text:p>
        </text:list-item>
        <text:list-item>
          <text:p text:style-name="P33"><text:span text:style-name="T1">[G].Allow users to delete his/her events. </text:span></text:p>
        </text:list-item>
        <text:list-item>
          <text:p text:style-name="P33"><text:span text:style-name="T1">[G].Allow users to add customized break time with a certain duration defined in a certain time interval</text:span></text:p>
        </text:list-item>
        <text:list-item>
          <text:p text:style-name="P33"><text:span text:style-name="T1">[G].Allow users to pin particular event by regarding importance of the event.</text:span></text:p>
        </text:list-item>
        <text:list-item>
          <text:p text:style-name="P33"><text:span text:style-name="T1">[G].Allow users to receive alerts for the pinned events.</text:span></text:p>
        </text:list-item>
        <text:list-item>
          <text:p text:style-name="P33"><text:span text:style-name="T1">[G].Allow users to add periodic events in daily, weekly and monthly basis.</text:span></text:p>
        </text:list-item>
      </text:list>
      <text:p text:style-name="P5"><text:span text:style-name="T1">[G].Allow users to manage personal mobility preferences.</text:span></text:p>
      <text:list xml:id="list5929871014245873477" text:style-name="WWNum40">
        <text:list-item>
          <text:p text:style-name="P34"><text:span text:style-name="T1">[G].Allow users to enter personal mobility preferences.</text:span></text:p>
        </text:list-item>
        <text:list-item>
          <text:p text:style-name="P34"><text:span text:style-name="T1">[G].Allow users to choose predefined mobility preferences such as preference lists enforcing minimizing carbon prints, not driving car, not using public transportation etc.</text:span></text:p>
        </text:list-item>
        <text:list-item>
          <text:p text:style-name="P34"><text:span text:style-name="T1">[G].Allow users to activate or deactivate particular mobility options</text:span></text:p>
        </text:list-item>
      </text:list>
      <text:p text:style-name="P38"/>
      <text:p text:style-name="P5"><text:span text:style-name="T1">[G].Allow users to know mobility options which minimize traveling duration under user preferences, weather and traffic constraints.</text:span></text:p>
      <text:list xml:id="list2437847211518975177" text:style-name="WWNum48">
        <text:list-item>
          <text:p text:style-name="P35"><text:span text:style-name="T1">[G]. Allow users to know the optimum mobility option traveling from current location.</text:span></text:p>
        </text:list-item>
        <text:list-item>
          <text:p text:style-name="P35"><text:span text:style-name="T1">[G]. Allow users to know the optimum mobility option traveling from specific location.</text:span></text:p>
        </text:list-item>
      </text:list>
      <text:p text:style-name="P5"><text:span text:style-name="T1"><text:s/>[G].Allow users to generate the optimum schedule in consideration of time and traveling resources.</text:span></text:p>
      <text:p text:style-name="P3"/>
      <text:p text:style-name="P3"/>
      <text:p text:style-name="P10"/>
      <text:p text:style-name="P5"><text:bookmark-start text:name="_Toc495957389"/><text:span text:style-name="Heading_20_2_20_Char"><text:span text:style-name="T9">B. Scope:</text:span></text:span><text:bookmark-end text:name="_Toc495957389"/></text:p>
      <text:p text:style-name="P5"><text:span text:style-name="Heading_20_2_20_Char"><text:span text:style-name="T9"/></text:span></text:p>
      <text:p text:style-name="P9"><text:span text:style-name="T1">Travelander+ will be the mobile and web application that enables to manage appointments and find best mobility options for its users. Its users can be everyone who needs to plan his/her long or short term schedule. Since the system is able to take information from various sources such as maps, traffic analysis on Internet, weather forecasting etc., Travelander+ is able to adapt the appointments and mobility options for maximizing efficiency on time and minimizing the latency and usage of other resources.</text:span></text:p>
      <text:list xml:id="list34472651" text:continue-list="list34468607" text:style-name="Outline">
        <text:list-item>
          <text:list>
            <text:list-item>
              <text:h text:style-name="P12" text:outline-level="2"><text:bookmark-start text:name="__RefHeading__1841_1487830608"/><text:bookmark-start text:name="_Toc495957390"/><text:span text:style-name="T9">C. Definitions, Acronyms, Abbreviations</text:span><text:bookmark-end text:name="__RefHeading__1841_1487830608"/><text:bookmark-end text:name="_Toc495957390"/></text:h>
              <text:list>
                <text:list-item>
                  <text:h text:style-name="P18" text:outline-level="3"><text:bookmark-start text:name="__RefHeading__1843_1487830608"/><text:bookmark-start text:name="_Toc495957391"/><text:span text:style-name="T8">C.1 Definitions</text:span><text:bookmark-end text:name="__RefHeading__1843_1487830608"/><text:bookmark-end text:name="_Toc495957391"/></text:h>
                </text:list-item>
              </text:list>
            </text:list-item>
          </text:list>
        </text:list-item>
      </text:list>
      <text:list xml:id="list224240803886750726" text:style-name="WWNum31">
        <text:list-item>
          <text:p text:style-name="P22"><text:span text:style-name="T1">Event: Any appointment or customized break by the user</text:span></text:p>
        </text:list-item>
      </text:list>
      <text:list xml:id="list34492017" text:continue-list="list34472651" text:style-name="Outline">
        <text:list-item>
          <text:list>
            <text:list-item>
              <text:list>
                <text:list-item>
                  <text:h text:style-name="P18" text:outline-level="3"><text:bookmark-start text:name="__RefHeading__1845_1487830608"/><text:bookmark-start text:name="_Toc495957392"/><text:span text:style-name="T8">C.2 Acronyms</text:span><text:bookmark-end text:name="_Toc495957392"/><text:span text:style-name="T8"> </text:span><text:bookmark-end text:name="__RefHeading__1845_1487830608"/></text:h>
                </text:list-item>
              </text:list>
            </text:list-item>
          </text:list>
        </text:list-item>
      </text:list>
      <text:list xml:id="list34480509" text:continue-list="list224240803886750726" text:style-name="WWNum31">
        <text:list-item>
          <text:p text:style-name="P22"><text:span text:style-name="T1">RASD : Requirement Analysis and Specification Document </text:span></text:p>
        </text:list-item>
        <text:list-item>
          <text:p text:style-name="P22"><text:span text:style-name="T1">PTIP: Public Transportation Information Provider</text:span></text:p>
        </text:list-item>
        <text:list-item>
          <text:p text:style-name="P22"><text:span text:style-name="T1">API: Application Programming Interface</text:span></text:p>
        </text:list-item>
      </text:list>
      <text:list xml:id="list34492829" text:continue-list="list34492017" text:style-name="Outline">
        <text:list-item>
          <text:list>
            <text:list-item>
              <text:h text:style-name="P12" text:outline-level="2"><text:bookmark-start text:name="__RefHeading__1847_1487830608"/><text:bookmark-start text:name="_Toc495957393"/><text:span text:style-name="T9">D. Revision history</text:span><text:bookmark-end text:name="__RefHeading__1847_1487830608"/><text:bookmark-end text:name="_Toc495957393"/></text:h>
            </text:list-item>
            <text:list-item>
              <text:h text:style-name="P12" text:outline-level="2"><text:bookmark-start text:name="__RefHeading__1849_1487830608"/><text:bookmark-start text:name="_Toc495957394"/><text:span text:style-name="T9">E. Reference Documents</text:span><text:bookmark-end text:name="__RefHeading__1849_1487830608"/><text:bookmark-end text:name="_Toc495957394"/></text:h>
            </text:list-item>
            <text:list-item>
              <text:h text:style-name="P12" text:outline-level="2"><text:bookmark-start text:name="__RefHeading__1851_1487830608"/><text:bookmark-start text:name="_Toc495957395"/><text:span text:style-name="T9">F. </text:span><text:span text:style-name="T9"><office:annotation office:name="__Annotation__2051_1487830608"><dc:creator>Yigit Pilavci</dc:creator><dc:date>2017-10-18T14:00:24.16</dc:date><text:p text:style-name="P69"><text:span text:style-name="T10">Bitirilecek</text:span></text:p></office:annotation></text:span><text:span text:style-name="T9">Document Structure</text:span><text:bookmark-end text:name="_Toc495957395"/><office:annotation-end office:name="__Annotation__2051_1487830608"/><text:bookmark-end text:name="__RefHeading__1851_1487830608"/></text:h>
            </text:list-item>
          </text:list>
        </text:list-item>
      </text:list>
      <text:p text:style-name="P2"><text:span text:style-name="T1"><text:tab/>This document consists of 6 parts as table of content indicates:</text:span></text:p>
      <text:list xml:id="list2495633952751346129" text:style-name="WWNum32">
        <text:list-item>
          <text:p text:style-name="P23"><text:soft-page-break/><text:span text:style-name="T1">Introduction: The problem definition is introduced and aims of both this document and desired system are explained. Goals of the system are listed with mapping abbreviations. Basically, this part provides the introductory information for giving full understanding of rest of the document</text:span></text:p>
        </text:list-item>
        <text:list-item>
          <text:p text:style-name="P23"><text:span text:style-name="T1">Overall Description: </text:span></text:p>
        </text:list-item>
        <text:list-item>
          <text:p text:style-name="P23"><text:span text:style-name="T1">Specific Requirements: As the title indicates, this part lists all the functional and non-functional requirements of the system</text:span></text:p>
        </text:list-item>
        <text:list-item>
          <text:p text:style-name="P25"/>
        </text:list-item>
      </text:list>
      <text:list xml:id="list34481122" text:continue-list="list34492829" text:style-name="Outline">
        <text:list-item>
          <text:h text:style-name="P17" text:outline-level="1"><text:bookmark-start text:name="__RefHeading__1853_1487830608"/><text:bookmark-start text:name="_Toc495957396"/><text:span text:style-name="T9">2. OVERALL DESCRIPTION</text:span><text:bookmark-end text:name="__RefHeading__1853_1487830608"/><text:bookmark-end text:name="_Toc495957396"/></text:h>
          <text:list>
            <text:list-item>
              <text:h text:style-name="P12" text:outline-level="2"><text:bookmark-start text:name="__RefHeading__1855_1487830608"/><text:bookmark-start text:name="_Toc495957397"/><text:span text:style-name="T9">A. Product perspective:</text:span><text:bookmark-end text:name="__RefHeading__1855_1487830608"/><text:bookmark-end text:name="_Toc495957397"/></text:h>
            </text:list-item>
          </text:list>
        </text:list-item>
      </text:list>
      <text:p text:style-name="P5"><text:span text:style-name="T1"><text:s/>here we include further details on the shared phenomena and a</text:span></text:p>
      <text:p text:style-name="P5"><text:span text:style-name="T1">domain model (class diagrams and statecharts)</text:span></text:p>
      <text:list xml:id="list34482661" text:continue-numbering="true" text:style-name="Outline">
        <text:list-item>
          <text:list>
            <text:list-item>
              <text:h text:style-name="P12" text:outline-level="2"><text:bookmark-start text:name="__RefHeading__1857_1487830608"/><text:bookmark-start text:name="_Toc495957398"/><text:span text:style-name="T9">B. Product functions:</text:span><text:bookmark-end text:name="__RefHeading__1857_1487830608"/><text:bookmark-end text:name="_Toc495957398"/></text:h>
            </text:list-item>
          </text:list>
        </text:list-item>
      </text:list>
      <text:p text:style-name="P2"><text:span text:style-name="T1"><text:tab/>In this part, the main functions of the proposed system are introduced and explained. <text:s/>By providing these essential functions, the system aims to satisfy the main needs of the described problem within given boundaries of both environment and system itself. </text:span></text:p>
      <text:list xml:id="list34468714" text:continue-numbering="true" text:style-name="Outline">
        <text:list-item>
          <text:list>
            <text:list-item>
              <text:list>
                <text:list-item>
                  <text:h text:style-name="P18" text:outline-level="3"><text:bookmark-start text:name="__RefHeading__1859_1487830608"/><text:bookmark-start text:name="_Toc495957399"/><text:span text:style-name="T8">B.1 Event Management</text:span><text:bookmark-end text:name="__RefHeading__1859_1487830608"/><text:bookmark-end text:name="_Toc495957399"/></text:h>
                </text:list-item>
              </text:list>
            </text:list-item>
          </text:list>
        </text:list-item>
      </text:list>
      <text:p text:style-name="P2"><text:span text:style-name="T1"><text:tab/></text:span><text:span text:style-name="T1"><office:annotation office:name="__Annotation__2094_1487830608"><dc:creator>Yigit Pilavci</dc:creator><dc:date>2017-10-18T14:01:29.54</dc:date><text:p text:style-name="P69"><text:span text:style-name="T10">Sen de bi okursun</text:span></text:p></office:annotation></text:span><text:span text:style-name="T1">Event management is one of the main functions of this system. It basically enables to user add/edit/delete appointments and customized breaks and, visualize and plan his/her schedule. By accomplishing these purposes, the event manager promises that;</text:span></text:p>
      <text:list xml:id="list7992836423915160355" text:style-name="WWNum34">
        <text:list-item>
          <text:p text:style-name="P24"><text:span text:style-name="T1">The user is never late for any appointment</text:span></text:p>
        </text:list-item>
        <text:list-item>
          <text:p text:style-name="P24"><text:span text:style-name="T1">No overlapping event might occur </text:span></text:p>
        </text:list-item>
        <text:list-item>
          <text:p text:style-name="P24"><text:span text:style-name="T1">Optimum efficiency of time management is always achieved.</text:span></text:p>
        </text:list-item>
        <text:list-item>
          <text:p text:style-name="P24"><text:span text:style-name="T1">Travelling durations are also taken account for planning schedule.</text:span></text:p>
        </text:list-item>
      </text:list>
      <text:p text:style-name="P2"><text:span text:style-name="T1">With these given necessities of the system, this functionality of the system solves the event management part of the problem. </text:span></text:p>
      <text:list xml:id="list34492008" text:continue-list="list34468714" text:style-name="Outline">
        <text:list-item>
          <text:list>
            <text:list-item>
              <text:list>
                <text:list-item>
                  <text:h text:style-name="P18" text:outline-level="3"><text:bookmark-start text:name="__RefHeading__1861_1487830608"/><text:bookmark-start text:name="_Toc495957400"/><text:span text:style-name="T8">B.2 Trip Management</text:span><text:bookmark-end text:name="__RefHeading__1861_1487830608"/><text:bookmark-end text:name="_Toc495957400"/></text:h>
                </text:list-item>
              </text:list>
            </text:list-item>
          </text:list>
        </text:list-item>
      </text:list>
      <text:p text:style-name="P2"><text:span text:style-name="T1"><text:tab/>This functionality gathers the most recent information and does the necessary calculations for offering best mobility options to its user by considering current location, weather and traffic situation, recent events and also user preferences and conditions. This functionality successfully able to communicate with external APIs for gathering information related to current location, maps, public transportation, weather forecasting, traffic etc. and merge them with user preferences and added personal events. <text:s text:c="2"/></text:span><office:annotation-end office:name="__Annotation__2094_1487830608"/></text:p>
      <text:list xml:id="list34469954" text:continue-numbering="true" text:style-name="Outline">
        <text:list-item>
          <text:list>
            <text:list-item>
              <text:h text:style-name="P12" text:outline-level="2"><text:bookmark-start text:name="__RefHeading__1863_1487830608"/><text:bookmark-start text:name="_Toc495957401"/><text:span text:style-name="T9">C. User characteristics:</text:span><text:bookmark-end text:name="_Toc495957401"/><text:span text:style-name="T9"> </text:span><text:bookmark-end text:name="__RefHeading__1863_1487830608"/></text:h>
            </text:list-item>
          </text:list>
        </text:list-item>
      </text:list>
      <text:p text:style-name="P9"><text:span text:style-name="T1">Only active actor for this system is the user; who aims to obtain optimized schedule planning, mobility options and calendar services. System requires from the user registration for his/her personal account at the first place. After registration, user is needed to input his/her appointments and personal preferences for the operation of main functions of the system.</text:span></text:p>
      <text:list xml:id="list34498033" text:continue-numbering="true" text:style-name="Outline">
        <text:list-item>
          <text:list>
            <text:list-item>
              <text:h text:style-name="P12" text:outline-level="2"><text:bookmark-start text:name="__RefHeading__1865_1487830608"/><text:bookmark-start text:name="_Toc495957402"/><text:soft-page-break/><text:span text:style-name="T9">D. Assumptions, dependencies and constraints:</text:span><text:bookmark-end text:name="_Toc495957402"/><text:span text:style-name="T9"> </text:span><text:bookmark-end text:name="__RefHeading__1865_1487830608"/></text:h>
              <text:list>
                <text:list-item>
                  <text:h text:style-name="P18" text:outline-level="3"><text:bookmark-start text:name="__RefHeading__1867_1487830608"/><text:bookmark-start text:name="_Toc495957403"/><text:span text:style-name="T8">D.1. Domain </text:span><text:span text:style-name="T8"><office:annotation office:name="__Annotation__686_1487830608"><dc:creator>Y2P</dc:creator><dc:date>2017-10-16T22:32:00.61</dc:date><textooo:sender-initials>Y</textooo:sender-initials><text:p><text:span text:style-name="T1">(BURAYA DAHA YAZILIR)</text:span></text:p><text:p><text:span text:style-name="T1">Sıralarını da düzenleyelim ben rastgele yazdım. Alakalı olanlar bir arada dursun.</text:span></text:p></office:annotation></text:span><text:span text:style-name="T8">Assumptions</text:span><office:annotation-end office:name="__Annotation__686_1487830608"/><text:bookmark-end text:name="_Toc495957403"/><text:span text:style-name="T8"> </text:span><text:bookmark-end text:name="__RefHeading__1867_1487830608"/></text:h>
                </text:list-item>
              </text:list>
            </text:list-item>
          </text:list>
        </text:list-item>
      </text:list>
      <text:p text:style-name="P9"><text:span text:style-name="T1">Our proposed system assumes that these assumptions hold for the domain that the system operates on:</text:span></text:p>
      <text:list xml:id="list3840587751307400200" text:style-name="WWNum1">
        <text:list-item>
          <text:p text:style-name="P36"><text:span text:style-name="T1">During application working, operating device always receives Internet connection. </text:span></text:p>
        </text:list-item>
        <text:list-item>
          <text:p text:style-name="P36"><text:span text:style-name="T1">Information about weather forecasting and traffic conditions are published on related APIs</text:span></text:p>
        </text:list-item>
        <text:list-item>
          <text:p text:style-name="P36"><text:span text:style-name="T1">Resources for the updated weather forecasting and traffic conditions always provide accurate information.</text:span></text:p>
        </text:list-item>
        <text:list-item>
          <text:p text:style-name="P36"><text:span text:style-name="T1">Information of public transportation is published on </text:span><text:span text:style-name="T1"><office:annotation office:name="__Annotation__715_1487830608"><dc:creator>Y2P</dc:creator><dc:date>2017-10-15T08:21:00.70</dc:date><textooo:sender-initials>Y</textooo:sender-initials><text:p>Bunun için kısaltma kullanalım</text:p><text:p/></office:annotation></text:span><text:span text:style-name="T1">Public Transportation Information Provider</text:span><office:annotation-end office:name="__Annotation__715_1487830608"/><text:span text:style-name="T1">(PTIP) API.</text:span></text:p>
        </text:list-item>
        <text:list-item>
          <text:p text:style-name="P36"><text:span text:style-name="T1">Public transportation vehicles are assumed as punctual with their published programs.</text:span></text:p>
        </text:list-item>
        <text:list-item>
          <text:p text:style-name="P36"><text:span text:style-name="T1"><office:annotation office:name="__Annotation__727_1487830608"><dc:creator>Y2P</dc:creator><dc:date>2017-10-16T22:31:00.75</dc:date><textooo:sender-initials>Y</textooo:sender-initials><text:p>Bu silinecek mi???Mail atilcak</text:p></office:annotation></text:span><text:span text:style-name="T1">Provided information of ticket prices, ticket seller locations and working hours, and stop locations of public transportation are always accurate. <text:s/></text:span><office:annotation-end office:name="__Annotation__727_1487830608"/></text:p>
        </text:list-item>
        <text:list-item>
          <text:p text:style-name="P36"><text:span text:style-name="T1">Users who prefer driving have already driver license for the preferred vehicle if it is necessary (for motorbike, car etc.) </text:span></text:p>
        </text:list-item>
        <text:list-item>
          <text:p text:style-name="P36"><text:span text:style-name="T1">Users are able to ride bike when biking is activated as mobility option. </text:span></text:p>
        </text:list-item>
        <text:list-item>
          <text:p text:style-name="P36"><text:span text:style-name="T1">Users are assumed to walk in average speed.</text:span></text:p>
        </text:list-item>
        <text:list-item>
          <text:p text:style-name="P36"><text:span text:style-name="T1">Users do not have any disability related to walking if walking is activated as mobility option. </text:span></text:p>
        </text:list-item>
        <text:list-item>
          <text:p text:style-name="P36"><text:span text:style-name="T1">During mobile application operation, GPS is on and at working status while current position is needed.</text:span></text:p>
        </text:list-item>
        <text:list-item>
          <text:p text:style-name="P36"><text:span text:style-name="T1">GPS API always provides accurate location position.</text:span></text:p>
        </text:list-item>
        <text:list-item>
          <text:p text:style-name="P36"><text:span text:style-name="T1">Each user account has only one calendar.</text:span></text:p>
        </text:list-item>
        <text:list-item>
          <text:p text:style-name="P36"><text:span text:style-name="T1">Users always know and enter correctly their credentials. <text:s/></text:span></text:p>
        </text:list-item>
        <text:list-item>
          <text:p text:style-name="P36"><text:span text:style-name="T1">Usernames are unique and consists of only [A..Z],[a..z],[0..9] characters.</text:span></text:p>
        </text:list-item>
        <text:list-item>
          <text:p text:style-name="P36"><text:span text:style-name="T1">No user can be different places at the same time.</text:span></text:p>
        </text:list-item>
        <text:list-item>
          <text:p text:style-name="P36"><text:span text:style-name="T1">Users accurately enter location addresses and date-time of the events to the system.</text:span></text:p>
        </text:list-item>
        <text:list-item>
          <text:p text:style-name="P36"><text:span text:style-name="T1">Break duration is always equal or greater than given time interval for it.</text:span></text:p>
        </text:list-item>
      </text:list>
      <text:list xml:id="list34490422" text:continue-list="list34498033" text:style-name="Outline">
        <text:list-item>
          <text:list>
            <text:list-item>
              <text:list>
                <text:list-item>
                  <text:h text:style-name="P18" text:outline-level="3"><text:bookmark-start text:name="__RefHeading__1869_1487830608"/><text:bookmark-start text:name="_Toc495957404"/><text:span text:style-name="T8">D.2 Dependencies</text:span><text:bookmark-end text:name="__RefHeading__1869_1487830608"/><text:bookmark-end text:name="_Toc495957404"/></text:h>
                </text:list-item>
                <text:list-item>
                  <text:h text:style-name="P18" text:outline-level="3"><text:bookmark-start text:name="__RefHeading__1871_1487830608"/><text:bookmark-start text:name="_Toc495957405"/><text:span text:style-name="T8">D.3 Constraints</text:span><text:bookmark-end text:name="__RefHeading__1871_1487830608"/><text:bookmark-end text:name="_Toc495957405"/></text:h>
                </text:list-item>
                <text:list-item>
                  <text:h text:style-name="P18" text:outline-level="3"><text:bookmark-start text:name="__RefHeading__1873_1487830608"/><text:bookmark-start text:name="_Toc495957406"/><text:span text:style-name="T8">D.3.1 Regulatory Policies</text:span><text:bookmark-end text:name="__RefHeading__1873_1487830608"/><text:bookmark-end text:name="_Toc495957406"/></text:h>
                </text:list-item>
              </text:list>
            </text:list-item>
          </text:list>
        </text:list-item>
      </text:list>
      <text:p text:style-name="P2"><text:span text:style-name="T1"><text:tab/>Proposed system requires user input as appointment time and location which are details of personal schedule and only uses this information for event and trip management purposes. Also, it asks for the user’s permission in case of the usage of current location is needed and it is only used for increasing the quality of trip planning. It is not served for commercial or any other purpose. </text:span></text:p>
      <text:list xml:id="list34478268" text:continue-numbering="true" text:style-name="Outline">
        <text:list-item>
          <text:list>
            <text:list-item>
              <text:list>
                <text:list-item>
                  <text:h text:style-name="P18" text:outline-level="3"><text:bookmark-start text:name="__RefHeading__1875_1487830608"/><text:bookmark-start text:name="_Toc495957407"/><text:span text:style-name="T8">D.3.2 Hardware Limitations</text:span><text:bookmark-end text:name="__RefHeading__1875_1487830608"/><text:bookmark-end text:name="_Toc495957407"/></text:h>
                </text:list-item>
              </text:list>
            </text:list-item>
          </text:list>
        </text:list-item>
      </text:list>
      <text:p text:style-name="P2"><text:span text:style-name="T1">For the mobile application, user needs a device with:</text:span></text:p>
      <text:list xml:id="list3765080011130845939" text:style-name="WWNum2">
        <text:list-item>
          <text:p text:style-name="P68"><text:span text:style-name="T1">At least 3G Internet connection</text:span></text:p>
        </text:list-item>
        <text:list-item>
          <text:p text:style-name="P68"><text:span text:style-name="T1">GPS Connection</text:span></text:p>
        </text:list-item>
        <text:list-item>
          <text:p text:style-name="P68"><text:span text:style-name="T1">Compatible operating system and device (IOS or Android smartphone)</text:span></text:p>
        </text:list-item>
        <text:list-item>
          <text:p text:style-name="P68"><text:span text:style-name="T1">Space for application <text:s/></text:span></text:p>
        </text:list-item>
      </text:list>
      <text:list xml:id="list34477497" text:continue-list="list34478268" text:style-name="Outline">
        <text:list-item>
          <text:list>
            <text:list-item>
              <text:list>
                <text:list-item>
                  <text:h text:style-name="P18" text:outline-level="3"><text:bookmark-start text:name="__RefHeading__1877_1487830608"/><text:bookmark-start text:name="_Toc495957408"/><text:soft-page-break/><text:span text:style-name="T8">D.3.3 Interfaces to other applications</text:span><text:bookmark-end text:name="__RefHeading__1877_1487830608"/><text:bookmark-end text:name="_Toc495957408"/></text:h>
                </text:list-item>
              </text:list>
            </text:list-item>
          </text:list>
        </text:list-item>
      </text:list>
      <text:p text:style-name="P11"><text:span text:style-name="T1"><office:annotation office:name="__Annotation__813_1487830608"><dc:creator>Y2P</dc:creator><dc:date>2017-10-15T13:31:00.87</dc:date><textooo:sender-initials>Y</textooo:sender-initials><text:p>API lerin isimleri verilebilir</text:p></office:annotation></text:span><text:span text:style-name="T1">System needs to communicate for up-to-date information collection of weather, traffic, public transportation. These operations are conducted with related APIs. Also, it needs to communicate and manage a database system for storing and updating personal user information such as credentials, recent schedule and events, preferences for mobility options. For this purpose, MySQL will be deployed </text:span><office:annotation-end office:name="__Annotation__813_1487830608"/></text:p>
      <text:p text:style-name="P3"/>
      <text:p text:style-name="P5"><text:bookmark-start text:name="_Toc495957409"/><text:span text:style-name="Heading_20_1_20_Char"><text:span text:style-name="T9">3. SPECIFIC REQUIREMENTS:</text:span></text:span><text:bookmark-end text:name="_Toc495957409"/><text:span text:style-name="T5"> </text:span><text:span text:style-name="T1">Here we include more details on all aspects in Section 2 if they can</text:span></text:p>
      <text:p text:style-name="P5"><text:span text:style-name="T1">be useful for the development team.</text:span></text:p>
      <text:list xml:id="list34477506" text:continue-numbering="true" text:style-name="Outline">
        <text:list-item>
          <text:list>
            <text:list-item>
              <text:h text:style-name="P12" text:outline-level="2"><text:bookmark-start text:name="__RefHeading__1879_1487830608"/><text:bookmark-start text:name="_Toc495957410"/><text:span text:style-name="T9">A. External Interface Requirements</text:span><text:bookmark-end text:name="__RefHeading__1879_1487830608"/><text:bookmark-end text:name="_Toc495957410"/></text:h>
              <text:list>
                <text:list-item>
                  <text:h text:style-name="P19" text:outline-level="3"><text:bookmark-start text:name="__RefHeading__1881_1487830608"/><text:bookmark-start text:name="_Toc495957411"/><text:span text:style-name="T8">A.1 User Interfaces</text:span><text:bookmark-end text:name="__RefHeading__1881_1487830608"/><text:bookmark-end text:name="_Toc495957411"/></text:h>
                </text:list-item>
                <text:list-item>
                  <text:h text:style-name="P19" text:outline-level="3"><text:bookmark-start text:name="__RefHeading__1883_1487830608"/><text:bookmark-start text:name="_Toc495957412"/><text:span text:style-name="T8">A.2 Hardware Interfaces</text:span><text:bookmark-end text:name="__RefHeading__1883_1487830608"/><text:bookmark-end text:name="_Toc495957412"/></text:h>
                </text:list-item>
                <text:list-item>
                  <text:h text:style-name="P19" text:outline-level="3"><text:bookmark-start text:name="__RefHeading__1885_1487830608"/><text:bookmark-start text:name="_Toc495957413"/><text:span text:style-name="T8">A.3 Software Interfaces</text:span><text:bookmark-end text:name="__RefHeading__1885_1487830608"/><text:bookmark-end text:name="_Toc495957413"/></text:h>
                </text:list-item>
                <text:list-item>
                  <text:h text:style-name="P19" text:outline-level="3"><text:bookmark-start text:name="__RefHeading__1887_1487830608"/><text:bookmark-start text:name="_Toc495957414"/><text:span text:style-name="T8">A.4 Communication Interfaces</text:span><text:bookmark-end text:name="__RefHeading__1887_1487830608"/><text:bookmark-end text:name="_Toc495957414"/></text:h>
                </text:list-item>
              </text:list>
            </text:list-item>
            <text:list-item>
              <text:h text:style-name="P12" text:outline-level="2"><text:bookmark-start text:name="__RefHeading__1889_1487830608"/><text:bookmark-start text:name="_Toc495957415"/><text:span text:style-name="T9">B. Functional Requirements:</text:span><text:bookmark-end text:name="_Toc495957415"/><text:span text:style-name="T9"> </text:span><text:bookmark-end text:name="__RefHeading__1889_1487830608"/><text:bookmark-start text:name="_Toc495234391"/></text:h>
              <text:list>
                <text:list-item>
                  <text:h text:style-name="Heading_20_3" text:outline-level="3"><text:bookmark-start text:name="__RefHeading__1891_1487830608"/><text:bookmark-start text:name="_Toc495957416"/><text:span text:style-name="T8">B.1.1 [G ]. Allow users to create new account</text:span><text:bookmark-end text:name="__RefHeading__1891_1487830608"/><text:bookmark-end text:name="_Toc495957416"/></text:h>
                </text:list-item>
              </text:list>
            </text:list-item>
          </text:list>
        </text:list-item>
      </text:list>
      <text:list xml:id="list1615109387246865629" text:style-name="WWNum36">
        <text:list-item>
          <text:p text:style-name="P28"><text:span text:style-name="T1">[R ]. The system must initiate new user registration with user input. During this process, the system must ask username and password to the user.</text:span></text:p>
        </text:list-item>
        <text:list-item>
          <text:p text:style-name="P28"><text:span text:style-name="T1">[R ]. The system must check whether the username are taken by another user or not</text:span></text:p>
        </text:list-item>
        <text:list-item>
          <text:p text:style-name="P28"><text:span text:style-name="T1">[R ]. The system must check whether the username have written only with [A..Z] [a..z] [0..9] characters or not</text:span></text:p>
        </text:list-item>
        <text:list-item>
          <text:p text:style-name="P28"><text:span text:style-name="T1">[D ]. Usernames are unique and consists of only [A..Z],[a..z],[0..9] characters.</text:span></text:p>
        </text:list-item>
      </text:list>
      <text:list xml:id="list34482344" text:continue-list="list34477506" text:style-name="Outline">
        <text:list-item>
          <text:list>
            <text:list-item>
              <text:list>
                <text:list-item>
                  <text:h text:style-name="P18" text:outline-level="3"><text:bookmark-start text:name="__RefHeading__1893_1487830608"/><text:bookmark-start text:name="_Toc495957417"/><text:span text:style-name="T8">B.1.2 [G ]. Allow users to become logged in to existing account after entering his/her credentials.</text:span><text:bookmark-end text:name="__RefHeading__1893_1487830608"/><text:bookmark-end text:name="_Toc495957417"/></text:h>
                </text:list-item>
              </text:list>
            </text:list-item>
          </text:list>
        </text:list-item>
      </text:list>
      <text:list xml:id="list4704839651930610593" text:style-name="WWNum37">
        <text:list-item>
          <text:p text:style-name="P29"><text:span text:style-name="T1">[R ]. The system must check whether the credentials are correct by querying in the database.</text:span></text:p>
        </text:list-item>
        <text:list-item>
          <text:p text:style-name="P29"><text:span text:style-name="T1">[D ]. Users always know and enters correctly their credentials. <text:s/></text:span></text:p>
        </text:list-item>
      </text:list>
      <text:list xml:id="list34475845" text:continue-list="list34482344" text:style-name="Outline">
        <text:list-item>
          <text:list>
            <text:list-item>
              <text:list>
                <text:list-item>
                  <text:h text:style-name="Heading_20_3" text:outline-level="3"><text:bookmark-start text:name="__RefHeading__1895_1487830608"/><text:bookmark-start text:name="_Toc495957418"/><text:span text:style-name="T8">B.1.3 [G ]. Allow users to view his/her calendar.</text:span><text:bookmark-end text:name="__RefHeading__1895_1487830608"/><text:bookmark-end text:name="_Toc495957418"/></text:h>
                </text:list-item>
              </text:list>
            </text:list-item>
          </text:list>
        </text:list-item>
      </text:list>
      <text:list xml:id="list3729317311884918069" text:style-name="WWNum38">
        <text:list-item>
          <text:p text:style-name="P30"><text:span text:style-name="T1">[R ]. Each registered user must be able to log in to his/her personal account </text:span></text:p>
        </text:list-item>
        <text:list-item>
          <text:p text:style-name="P30"><text:span text:style-name="T1">[R ]. The system must retrieve details the personal calendar of user from the database when it is required by the user.</text:span></text:p>
        </text:list-item>
        <text:list-item>
          <text:p text:style-name="P30"><text:span text:style-name="T1">[D ]. Each user account has only one calendar.</text:span></text:p>
        </text:list-item>
      </text:list>
      <text:list xml:id="list34485514" text:continue-list="list34475845" text:style-name="Outline">
        <text:list-item>
          <text:list>
            <text:list-item>
              <text:list>
                <text:list-item>
                  <text:h text:style-name="Heading_20_3" text:outline-level="3"><text:bookmark-start text:name="__RefHeading__1897_1487830608"/><text:bookmark-start text:name="_Toc495957419"/><text:span text:style-name="T8">B.1.4 [G ]. Allow users to manage events in calendar</text:span><text:bookmark-end text:name="__RefHeading__1897_1487830608"/><text:bookmark-end text:name="_Toc495957419"/></text:h>
                </text:list-item>
              </text:list>
            </text:list-item>
          </text:list>
        </text:list-item>
      </text:list>
      <text:list xml:id="list241181619073855355" text:style-name="WWNum45">
        <text:list-item>
          <text:p text:style-name="P31"><text:span text:style-name="T1">[R ]. Each registered user must be able to log in to his/her personal account </text:span></text:p>
        </text:list-item>
      </text:list>
      <text:list xml:id="list6781956616437962288" text:style-name="WWNum43">
        <text:list-item>
          <text:p text:style-name="P32"><text:span text:style-name="T4">[</text:span><text:span text:style-name="T1">R ]. The system must be able to add event to calendar by registered user input and must check validity of calendar by controlling whether the selected time slot is available or not due to any reason.</text:span></text:p>
        </text:list-item>
        <text:list-item>
          <text:p text:style-name="P32"><text:soft-page-break/><text:span text:style-name="T1">[R ]. The system must be able to delete event from calendar by registered user input.</text:span></text:p>
        </text:list-item>
        <text:list-item>
          <text:p text:style-name="P32"><text:span text:style-name="T1">[R ]. The system must be able to edit an existing event from calendar by registered user input and must check validity of edited calendar by controlling whether the selected time slot is available or not due to any reason.</text:span></text:p>
        </text:list-item>
        <text:list-item>
          <text:p text:style-name="P32"><text:span text:style-name="T1">[R ]. The system must pin particular events by registered user input and must generate reminders or alarms for them.</text:span></text:p>
        </text:list-item>
        <text:list-item>
          <text:p text:style-name="P32"><text:span text:style-name="T1">[R ]. The system must be able to add events as periodically in daily, weekly or monthly basis.</text:span></text:p>
        </text:list-item>
        <text:list-item>
          <text:p text:style-name="P32"><text:span text:style-name="T1">[R ]. The system must be able to add breaks as special type of event that occurs in a time interval with smaller duration which are defined by the user.</text:span></text:p>
        </text:list-item>
        <text:list-item>
          <text:p text:style-name="P32"><text:span text:style-name="T1">[D ]. No user can be different places at the same time.</text:span></text:p>
        </text:list-item>
        <text:list-item>
          <text:p text:style-name="P32"><text:span text:style-name="T1">[D ]. Users accurately enter location addresses and date-time of the events to the system.</text:span></text:p>
        </text:list-item>
        <text:list-item>
          <text:p text:style-name="P32"><text:span text:style-name="T1">[D ]. Break duration is always equal or greater than given time interval for it.</text:span></text:p>
        </text:list-item>
        <text:list-item>
          <text:p text:style-name="P32"><text:span text:style-name="T1">[D ]. Public transportation vehicles are assumed as punctual with their published programs.</text:span></text:p>
        </text:list-item>
        <text:list-item>
          <text:p text:style-name="P26"/>
        </text:list-item>
      </text:list>
      <text:list xml:id="list34492572" text:continue-list="list34485514" text:style-name="Outline">
        <text:list-item>
          <text:list>
            <text:list-item>
              <text:list>
                <text:list-item>
                  <text:h text:style-name="Heading_20_3" text:outline-level="3"><text:bookmark-start text:name="__RefHeading__1899_1487830608"/><text:bookmark-start text:name="_Toc495957420"/><text:span text:style-name="T8">B.1.5 [G] Allow users to manage personal mobility preferences</text:span><text:bookmark-end text:name="__RefHeading__1899_1487830608"/><text:bookmark-end text:name="_Toc495957420"/></text:h>
                </text:list-item>
              </text:list>
            </text:list-item>
          </text:list>
        </text:list-item>
      </text:list>
      <text:list xml:id="list34490941" text:continue-list="list241181619073855355" text:style-name="WWNum45">
        <text:list-item>
          <text:p text:style-name="P31"><text:span text:style-name="T1">[R ]. Each registered user must be able to log in to his/her personal account </text:span></text:p>
        </text:list-item>
        <text:list-item>
          <text:p text:style-name="P31"><text:span text:style-name="T1">[R ]. The system must be able to get and save mobility priority list to the user.</text:span></text:p>
        </text:list-item>
        <text:list-item>
          <text:p text:style-name="P31"><text:span text:style-name="T1">[R ]. The system must be able to propose to the user predefined mobility priority lists which aims to minimize carbon footprint or minimize travelling costs etc.</text:span></text:p>
        </text:list-item>
        <text:list-item>
          <text:p text:style-name="P31"><text:span text:style-name="T1">[R ]. The system must be able to allow user <text:s/>to deactivate or activate particular mobility options.</text:span></text:p>
        </text:list-item>
        <text:list-item>
          <text:p text:style-name="P31"><text:span text:style-name="T1">[D ]. Users who prefer driving have already driver license for the preferred vehicle if it is necessary (for motorbike, car etc.) <text:s/></text:span></text:p>
        </text:list-item>
        <text:list-item>
          <text:p text:style-name="P31"><text:span text:style-name="T1">[D ]. Users are able to ride bike when biking is activated as mobility option. </text:span></text:p>
        </text:list-item>
        <text:list-item>
          <text:p text:style-name="P37"><text:span text:style-name="T1">[D ]. Users do not have any disability related to walking if walking is activated as mobility option. </text:span></text:p>
        </text:list-item>
        <text:list-item>
          <text:p text:style-name="P39"/>
        </text:list-item>
      </text:list>
      <text:list xml:id="list34496412" text:continue-list="list34492572" text:style-name="Outline">
        <text:list-item>
          <text:list>
            <text:list-item>
              <text:list>
                <text:list-item>
                  <text:h text:style-name="Heading_20_3" text:outline-level="3"><text:bookmark-start text:name="__RefHeading__1901_1487830608"/><text:bookmark-start text:name="_Toc495957421"/><text:span text:style-name="T8">B.1.6[G ]. Allow users to know mobility options which minimize traveling duration under user preferences, weather and traffic constraints.</text:span><text:bookmark-end text:name="__RefHeading__1901_1487830608"/><text:bookmark-end text:name="_Toc495957421"/></text:h>
                </text:list-item>
              </text:list>
            </text:list-item>
          </text:list>
        </text:list-item>
      </text:list>
      <text:list xml:id="list34480945" text:continue-list="list34490941" text:style-name="WWNum45">
        <text:list-item>
          <text:p text:style-name="P31"><text:span text:style-name="T1"><office:annotation office:name="__Annotation__1062_1487830608"><dc:creator>Y2P</dc:creator><dc:date>2017-10-16T22:19:00.12</dc:date><textooo:sender-initials>Y</textooo:sender-initials><text:p>Bu bismillah gibi bir şey zaten</text:p></office:annotation></text:span><text:span text:style-name="T1">[R ]. Each registered user must be able to log in to his/her personal account.</text:span><office:annotation-end office:name="__Annotation__1062_1487830608"/></text:p>
        </text:list-item>
        <text:list-item>
          <text:p text:style-name="P31"><text:span text:style-name="T1"><office:annotation office:name="__Annotation__1068_1487830608"><dc:creator>Y2P</dc:creator><dc:date>2017-10-16T22:20:00.16</dc:date><textooo:sender-initials>Y</textooo:sender-initials><text:p>Üstte aynısından var</text:p></office:annotation></text:span><text:span text:style-name="T1">[R ]. The system must be able to get and save mobility priority list to the user.</text:span><office:annotation-end office:name="__Annotation__1068_1487830608"/></text:p>
        </text:list-item>
        <text:list-item>
          <text:p text:style-name="P31"><text:span text:style-name="T1">[R ]. </text:span><text:span text:style-name="T1"><office:annotation office:name="__Annotation__1076_1487830608"><dc:creator>Y2P</dc:creator><dc:date>2017-10-16T22:21:00.20</dc:date><textooo:sender-initials>Y</textooo:sender-initials><text:p>Bunu daha sonar API adlarını vererek değiştirelim</text:p></office:annotation></text:span><text:span text:style-name="T1">The system must be able to get traffic and weather information from related APIs.</text:span><office:annotation-end office:name="__Annotation__1076_1487830608"/></text:p>
        </text:list-item>
        <text:list-item>
          <text:p text:style-name="P31"><text:span text:style-name="T1">[R ]. </text:span><text:span text:style-name="T1"><office:annotation office:name="__Annotation__1086_1487830608"><dc:creator>Y2P</dc:creator><dc:date>2017-10-16T22:30:00.25</dc:date><textooo:sender-initials>Y</textooo:sender-initials><text:p>Şart yazılır mı bilmiyorum….</text:p></office:annotation></text:span><text:span text:style-name="T1">The system must be able to get current location from GPS API when the current location is needed as starting point. </text:span><office:annotation-end office:name="__Annotation__1086_1487830608"/></text:p>
        </text:list-item>
        <text:list-item>
          <text:p text:style-name="P31"><text:soft-page-break/><text:span text:style-name="T1">[R ]. The system must be able to estimate and show all the mobility options in an increasing order of calculated traveling duration under the traffic, weather and user preferences constraints.</text:span></text:p>
        </text:list-item>
        <text:list-item>
          <text:p text:style-name="P31"><text:span text:style-name="T1">[D ]. Users accurately enter location addresses and date-time of the events to the system.</text:span></text:p>
        </text:list-item>
        <text:list-item>
          <text:p text:style-name="P31"><text:span text:style-name="T1">[D ]. Public transportation vehicles are assumed as punctual with their published programs</text:span></text:p>
        </text:list-item>
        <text:list-item>
          <text:p text:style-name="P37"><text:span text:style-name="T1">[D ]. During application working, operating device always receives Internet connection. </text:span></text:p>
        </text:list-item>
        <text:list-item>
          <text:p text:style-name="P37"><text:span text:style-name="T1">[D ]. Information about weather forecasting and traffic conditions are published on related APIs</text:span></text:p>
        </text:list-item>
        <text:list-item>
          <text:p text:style-name="P37"><text:span text:style-name="T1">[D ]. Resources for the updated weather forecasting and traffic conditions always provide accurate information.</text:span></text:p>
        </text:list-item>
        <text:list-item>
          <text:p text:style-name="P37"><text:span text:style-name="T1">[D ]. Information of public transportation is published on </text:span><text:span text:style-name="T1"><office:annotation office:name="__Annotation__1118_1487830608"><dc:creator>Y2P</dc:creator><dc:date>2017-10-16T22:33:00.31</dc:date><textooo:sender-initials>Y</textooo:sender-initials><text:p>Bunun için kısaltma kullanalım</text:p><text:p/></office:annotation></text:span><text:span text:style-name="T1">Public Transportation Information Provider</text:span><office:annotation-end office:name="__Annotation__1118_1487830608"/><text:span text:style-name="T1">(PTIP) API.</text:span></text:p>
        </text:list-item>
        <text:list-item>
          <text:p text:style-name="P37"><text:span text:style-name="T1">[D ]. Public transportation vehicles are assumed as punctual with their published programs.</text:span></text:p>
        </text:list-item>
        <text:list-item>
          <text:p text:style-name="P37"><text:span text:style-name="T1">[D ]. During mobile application operation, GPS is on and at working status while current position is needed.</text:span></text:p>
        </text:list-item>
        <text:list-item>
          <text:p text:style-name="P37"><text:span text:style-name="T1">[D ]. GPS API always provides accurate location position.</text:span></text:p>
        </text:list-item>
        <text:list-item>
          <text:p text:style-name="P31"><text:span text:style-name="T1">[D ]. Users are assumed to walk in average speed.</text:span></text:p>
        </text:list-item>
      </text:list>
      <text:list xml:id="list34467350" text:continue-list="list34496412" text:style-name="Outline">
        <text:list-item>
          <text:list>
            <text:list-item>
              <text:list>
                <text:list-item>
                  <text:h text:style-name="Heading_20_3" text:outline-level="3"><text:bookmark-start text:name="__RefHeading__1903_1487830608"/><text:bookmark-start text:name="_Toc495957422"/><text:span text:style-name="T8"><office:annotation office:name="__Annotation__1143_1487830608"><dc:creator>Y2P</dc:creator><dc:date>2017-10-16T22:40:00.38</dc:date><textooo:sender-initials>Y</textooo:sender-initials><text:p>Burda yaptıklarımdan emin değilim. Bi tartışalım olmadı hocaya soralım. Form feasible schedule</text:p></office:annotation></text:span><text:span text:style-name="T8">B.1.7. [G]. Allow users to generate feasible schedule in consideration of time and travelling resources.</text:span><office:annotation-end office:name="__Annotation__1143_1487830608"/><text:bookmark-end text:name="__RefHeading__1903_1487830608"/><text:bookmark-end text:name="_Toc495957422"/></text:h>
                </text:list-item>
              </text:list>
            </text:list-item>
          </text:list>
        </text:list-item>
      </text:list>
      <text:list xml:id="list34482827" text:continue-list="list34480945" text:style-name="WWNum45">
        <text:list-item>
          <text:p text:style-name="P31"><text:span text:style-name="T1">[R ]. Each registered user must be able to log in to his/her personal account </text:span></text:p>
        </text:list-item>
        <text:list-item>
          <text:p text:style-name="P31"><text:span text:style-name="T4">[</text:span><text:span text:style-name="T1">R ]. The system must be able to add event to calendar by registered user input and must check validity of calendar by controlling whether the selected time slot is available or not due to any reason.</text:span></text:p>
        </text:list-item>
        <text:list-item>
          <text:p text:style-name="P31"><text:span text:style-name="T1">[R ]. The system must be able to delete event from calendar by registered user input.</text:span></text:p>
        </text:list-item>
        <text:list-item>
          <text:p text:style-name="P31"><text:span text:style-name="T1">[R ]. The system must be able to edit an existing event from calendar by registered user input and must check validity of edited calendar by controlling whether the selected time slot is available or not due to any reason.</text:span></text:p>
        </text:list-item>
        <text:list-item>
          <text:p text:style-name="P31"><text:span text:style-name="T1">[R ]. The system must be able to add breaks as special type of event that occurs in a time interval with smaller duration which are defined by the user.</text:span></text:p>
        </text:list-item>
        <text:list-item>
          <text:p text:style-name="P31"><text:span text:style-name="T1">[R ]. The system must be able to generate the optimum plan for events of each day under both mobility constraints and time management consideration. </text:span></text:p>
        </text:list-item>
        <text:list-item>
          <text:p text:style-name="P31"><text:span text:style-name="T1">[D ]. Users accurately enter location addresses and date-time of the events to the system.</text:span></text:p>
        </text:list-item>
        <text:list-item>
          <text:p text:style-name="P31"><text:span text:style-name="T1">[D ]. Each user account has only one calendar.</text:span></text:p>
        </text:list-item>
        <text:list-item>
          <text:p text:style-name="P31"><text:span text:style-name="T1">[D ]. No user can be different places at the same time.</text:span></text:p>
        </text:list-item>
        <text:list-item>
          <text:p text:style-name="P37"><text:span text:style-name="T1">[D ]. Break duration is always equal or greater than given time interval for it.</text:span></text:p>
        </text:list-item>
        <text:list-item>
          <text:p text:style-name="P27"/>
        </text:list-item>
      </text:list>
      <text:list xml:id="list34489378" text:continue-list="list34467350" text:style-name="Outline">
        <text:list-item>
          <text:list>
            <text:list-item>
              <text:list>
                <text:list-item>
                  <text:h text:style-name="P18" text:outline-level="3"><text:bookmark-start text:name="__RefHeading__1905_1487830608"/><text:bookmark-start text:name="_Toc495957423"/><text:span text:style-name="T8">B.2 Use Cases</text:span><text:bookmark-end text:name="_Toc495234391"/><text:bookmark-end text:name="__RefHeading__1905_1487830608"/><text:bookmark-end text:name="_Toc495957423"/></text:h>
                </text:list-item>
              </text:list>
            </text:list-item>
          </text:list>
        </text:list-item>
      </text:list>
      <text:p text:style-name="P1"/>
      <table:table table:name="Table3" table:style-name="Table3">
        <table:table-column table:style-name="Table3.A"/>
        <table:table-column table:style-name="Table3.B"/>
        <table:table-row table:style-name="Table3.1">
          <table:table-cell table:style-name="Table3.A1" office:value-type="string">
            <text:p text:style-name="P7"><text:span text:style-name="T4">Use Case 1</text:span></text:p>
          </table:table-cell>
          <table:table-cell table:style-name="Table3.A1" office:value-type="string">
            <text:p text:style-name="P7"><text:span text:style-name="T1">Log in</text:span></text:p>
          </table:table-cell>
        </table:table-row>
        <text:soft-page-break/>
        <table:table-row table:style-name="Table3.1">
          <table:table-cell table:style-name="Table3.A1" office:value-type="string">
            <text:p text:style-name="P7"><text:span text:style-name="T4">Actors:</text:span></text:p>
          </table:table-cell>
          <table:table-cell table:style-name="Table3.A1" office:value-type="string">
            <text:p text:style-name="P7"><text:span text:style-name="T1">User</text:span></text:p>
          </table:table-cell>
        </table:table-row>
        <table:table-row table:style-name="Table3.1">
          <table:table-cell table:style-name="Table3.A1" office:value-type="string">
            <text:p text:style-name="P7"><text:span text:style-name="T4">Entry Condition:</text:span></text:p>
          </table:table-cell>
          <table:table-cell table:style-name="Table3.A1" office:value-type="string">
            <text:p text:style-name="P7"><text:span text:style-name="T1">The user is signed up to the system.</text:span></text:p>
          </table:table-cell>
        </table:table-row>
        <table:table-row table:style-name="Table3.1">
          <table:table-cell table:style-name="Table3.A1" office:value-type="string">
            <text:p text:style-name="P7"><text:span text:style-name="T4">Flow of Events:</text:span></text:p>
          </table:table-cell>
          <table:table-cell table:style-name="Table3.A1" office:value-type="string">
            <text:list xml:id="list7171137017754615681" text:style-name="WWNum3">
              <text:list-item>
                <text:p text:style-name="P40"><text:span text:style-name="T1">The user opens the Travlendar+ application on his/her device.</text:span></text:p>
              </text:list-item>
              <text:list-item>
                <text:p text:style-name="P40"><text:span text:style-name="T1">The system displays the main screen.</text:span></text:p>
              </text:list-item>
              <text:list-item>
                <text:p text:style-name="P40"><text:span text:style-name="T1">The user enters his/her e-mail address or user name and the predefined password. </text:span></text:p>
              </text:list-item>
              <text:list-item>
                <text:p text:style-name="P40"><text:span text:style-name="T1">The user selects log in.</text:span></text:p>
              </text:list-item>
              <text:list-item>
                <text:p text:style-name="P40"><text:span text:style-name="T6"><office:annotation office:name="__Annotation__1215_1487830608"><dc:creator>Y2P</dc:creator><dc:date>2017-10-11T14:42:00.56</dc:date><textooo:sender-initials>Y</textooo:sender-initials><text:p>Bence olmamalı. Direk profiline gitsin. Programda notification sectionı yaparız. Orada çıkar.</text:p></office:annotation></text:span><text:span text:style-name="T6"><office:annotation office:name="__Annotation__1213_1487830608"><dc:creator>Pelinsu Çelebi</dc:creator><dc:date>2017-10-11T14:42:00.52</dc:date><textooo:sender-initials>PÇ</textooo:sender-initials><text:p><text:span text:style-name="T11">Burada mı olmalı ya başka nerede olabilir bilemedim ???</text:span></text:p></office:annotation></text:span><text:span text:style-name="T6">The system displays the Mobility Suggestions for the day’s schedule.</text:span></text:p>
              </text:list-item>
              <text:list-item>
                <text:p text:style-name="P40"><text:span text:style-name="T6">The user selects OK.</text:span><office:annotation-end office:name="__Annotation__1213_1487830608"/><office:annotation-end office:name="__Annotation__1215_1487830608"/></text:p>
              </text:list-item>
              <text:list-item>
                <text:p text:style-name="P40"><text:span text:style-name="T1">The system displays tools menu with the profile information.</text:span></text:p>
              </text:list-item>
            </text:list>
            <text:p text:style-name="P4"/>
          </table:table-cell>
        </table:table-row>
        <table:table-row table:style-name="Table3.1">
          <table:table-cell table:style-name="Table3.A1" office:value-type="string">
            <text:p text:style-name="P7"><text:span text:style-name="T4">Exit Condition:</text:span></text:p>
          </table:table-cell>
          <table:table-cell table:style-name="Table3.A1" office:value-type="string">
            <text:p text:style-name="P7"><text:span text:style-name="T1">The use case terminates when the user is successfully logged in.</text:span></text:p>
          </table:table-cell>
        </table:table-row>
        <table:table-row table:style-name="Table3.1">
          <table:table-cell table:style-name="Table3.A1" office:value-type="string">
            <text:p text:style-name="P7"><text:span text:style-name="T4">Exceptions:</text:span></text:p>
          </table:table-cell>
          <table:table-cell table:style-name="Table3.A1" office:value-type="string">
            <text:list xml:id="list8267925640214268741" text:style-name="WWNum4">
              <text:list-item>
                <text:p text:style-name="P41"><text:span text:style-name="T1">The user information entered by the user i.e. the email address/user name or the password is wrong hence an error message is displayed.</text:span></text:p>
              </text:list-item>
            </text:list>
          </table:table-cell>
        </table:table-row>
      </table:table>
      <text:p text:style-name="P1"/>
      <table:table table:name="Table4" table:style-name="Table4">
        <table:table-column table:style-name="Table4.A"/>
        <table:table-column table:style-name="Table4.B"/>
        <table:table-row table:style-name="Table4.1">
          <table:table-cell table:style-name="Table4.A1" office:value-type="string">
            <text:p text:style-name="P7"><text:span text:style-name="T4">Use Case 2</text:span></text:p>
          </table:table-cell>
          <table:table-cell table:style-name="Table4.A1" office:value-type="string">
            <text:p text:style-name="P7"><text:span text:style-name="T1">Add Event</text:span></text:p>
          </table:table-cell>
        </table:table-row>
        <table:table-row table:style-name="Table4.1">
          <table:table-cell table:style-name="Table4.A1" office:value-type="string">
            <text:p text:style-name="P7"><text:span text:style-name="T4">Actors:</text:span></text:p>
          </table:table-cell>
          <table:table-cell table:style-name="Table4.A1" office:value-type="string">
            <text:p text:style-name="P7"><text:span text:style-name="T1">User</text:span></text:p>
          </table:table-cell>
        </table:table-row>
        <table:table-row table:style-name="Table4.1">
          <table:table-cell table:style-name="Table4.A1" office:value-type="string">
            <text:p text:style-name="P7"><text:span text:style-name="T4">Entry Condition:</text:span></text:p>
          </table:table-cell>
          <table:table-cell table:style-name="Table4.A1" office:value-type="string">
            <text:p text:style-name="P7"><text:span text:style-name="T1">The user is logged in.</text:span></text:p>
          </table:table-cell>
        </table:table-row>
        <table:table-row table:style-name="Table4.1">
          <table:table-cell table:style-name="Table4.A1" office:value-type="string">
            <text:p text:style-name="P7"><text:span text:style-name="T4">Flow of Events:</text:span></text:p>
          </table:table-cell>
          <table:table-cell table:style-name="Table4.A1" office:value-type="string">
            <text:list xml:id="list4328195764024931390" text:style-name="WWNum5">
              <text:list-item>
                <text:p text:style-name="P42"><text:span text:style-name="T6"><office:annotation office:name="__Annotation__1256_1487830608"><dc:creator>Pelinsu Çelebi</dc:creator><dc:date>2017-10-10T14:04:00.64</dc:date><textooo:sender-initials>PÇ</textooo:sender-initials><text:p><text:span text:style-name="T11">Direkt takvime de gidebiliri nasıl verim bilemedim.</text:span></text:p></office:annotation></text:span><text:span text:style-name="T6">The user selects the My Events function from the Main Menu. </text:span><office:annotation-end office:name="__Annotation__1256_1487830608"/></text:p>
              </text:list-item>
              <text:list-item>
                <text:p text:style-name="P42"><text:span text:style-name="T1">The user slides the screen down.</text:span></text:p>
              </text:list-item>
              <text:list-item>
                <text:p text:style-name="P42"><text:span text:style-name="T1">The system creates a new line on the top of the events list.</text:span></text:p>
              </text:list-item>
              <text:list-item>
                <text:p text:style-name="P42"><text:span text:style-name="T1">The user enters a name for the event.</text:span></text:p>
              </text:list-item>
              <text:list-item>
                <text:p text:style-name="P42"><text:span text:style-name="T1">The system directs the user to the calendar automatically.</text:span></text:p>
              </text:list-item>
              <text:list-item>
                <text:p text:style-name="P42"><text:span text:style-name="T1">The user selects the date that he/she wishes to add the event from the calendar view.</text:span></text:p>
              </text:list-item>
              <text:list-item>
                <text:p text:style-name="P42"><text:span text:style-name="T1">The user selects the event’s start and end time on the selected </text:span><text:span text:style-name="T1"><office:annotation office:name="__Annotation__1266_1487830608"><dc:creator>Y2P</dc:creator><dc:date>2017-10-11T15:07:00.69</dc:date><textooo:sender-initials>Y</textooo:sender-initials><text:p>Date-&gt;day</text:p></office:annotation></text:span><text:span text:style-name="T1">date</text:span><office:annotation-end office:name="__Annotation__1266_1487830608"/><text:span text:style-name="T1">.</text:span></text:p>
              </text:list-item>
              <text:list-item>
                <text:p text:style-name="P42"><text:span text:style-name="T1">The system directs the user to the map.</text:span></text:p>
              </text:list-item>
              <text:list-item>
                <text:p text:style-name="P42"><text:span text:style-name="T1">The user selects the event location by entering the specific location name or the address.</text:span></text:p>
              </text:list-item>
              <text:list-item>
                <text:p text:style-name="P42"><text:span text:style-name="T1">The user saves the event details.</text:span></text:p>
              </text:list-item>
              <text:list-item>
                <text:p text:style-name="P42"><text:span text:style-name="T1">Travlendar+ displays a confirmation message notifying the user that the event is added to the calendar.</text:span></text:p>
              </text:list-item>
            </text:list>
            <text:p text:style-name="P4"/>
          </table:table-cell>
        </table:table-row>
        <table:table-row table:style-name="Table4.1">
          <table:table-cell table:style-name="Table4.A1" office:value-type="string">
            <text:p text:style-name="P7"><text:span text:style-name="T4">Exit Condition:</text:span></text:p>
          </table:table-cell>
          <table:table-cell table:style-name="Table4.A1" office:value-type="string">
            <text:list xml:id="list34494458" text:continue-list="list8267925640214268741" text:style-name="WWNum4">
              <text:list-item>
                <text:p text:style-name="P41"><text:span text:style-name="T1">The use case terminates when the selected date and time is assigned to the new event.</text:span></text:p>
              </text:list-item>
              <text:list-item>
                <text:p text:style-name="P41"><text:span text:style-name="T1"><office:annotation office:name="__Annotation__1277_1487830608"><dc:creator>Y2P</dc:creator><dc:date>2017-10-11T15:42:00.74</dc:date><textooo:sender-initials>Y</textooo:sender-initials><text:p>Yolda geçireceği zamanı da alloke etmeliyiz. Transportation durations</text:p></office:annotation></text:span><text:span text:style-name="T1">The selected date and time interval is now unavailable to be allocated by any other new event to be added in the future</text:span><office:annotation-end office:name="__Annotation__1277_1487830608"/></text:p>
              </text:list-item>
            </text:list>
            <text:p text:style-name="P4"/>
          </table:table-cell>
        </table:table-row>
        <table:table-row table:style-name="Table4.1">
          <table:table-cell table:style-name="Table4.A1" office:value-type="string">
            <text:p text:style-name="P7"><text:span text:style-name="T4"><office:annotation office:name="__Annotation__1281_1487830608"><dc:creator>Y2P</dc:creator><dc:date>2017-10-11T16:00:00.78</dc:date><textooo:sender-initials>Y</textooo:sender-initials><text:p>Break hesaplaması sonucunda </text:p></office:annotation></text:span><text:span text:style-name="T4">Exception 1:</text:span><office:annotation-end office:name="__Annotation__1281_1487830608"/></text:p>
          </table:table-cell>
          <table:table-cell table:style-name="Table4.A1" office:value-type="string">
            <text:list xml:id="list34493067" text:continue-numbering="true" text:style-name="WWNum4">
              <text:list-item>
                <text:p text:style-name="P41"><text:span text:style-name="T1">If the time interval on the date selected by the user is already assigned to another event, the system displays a warning message indicating that the desired date/time is unavailable.</text:span></text:p>
              </text:list-item>
              <text:list-item>
                <text:p text:style-name="P41"><text:span text:style-name="T1">The system displays another message after the warning asking the user if he/she would like to change the date/ time</text:span></text:p>
              </text:list-item>
              <text:list-item>
                <text:p text:style-name="P41"><text:span text:style-name="T1">If the user selects “Yes” the flow starts again from the second step.</text:span></text:p>
              </text:list-item>
              <text:list-item>
                <text:p text:style-name="P41"><text:soft-page-break/><text:span text:style-name="T1">If the user selects “No”, the use case terminates without any date/time allocation.</text:span></text:p>
              </text:list-item>
            </text:list>
          </table:table-cell>
        </table:table-row>
        <table:table-row table:style-name="Table4.1">
          <table:table-cell table:style-name="Table4.A1" office:value-type="string">
            <text:p text:style-name="P7"><text:span text:style-name="T4">Exception 2:</text:span></text:p>
          </table:table-cell>
          <table:table-cell table:style-name="Table4.A1" office:value-type="string">
            <text:list xml:id="list34470367" text:continue-numbering="true" text:style-name="WWNum4">
              <text:list-item>
                <text:p text:style-name="P41"><text:span text:style-name="T1">If the time interval on the date selected by the user is free but the location is unreachable for the selected time according to the system calculations based on the current schedule, the system displays a warning message indicating the event is unreachable.</text:span></text:p>
              </text:list-item>
              <text:list-item>
                <text:p text:style-name="P41"><text:span text:style-name="T1">The system displays another message after the warning asking the user if he/she would like to change the event location.</text:span></text:p>
              </text:list-item>
              <text:list-item>
                <text:p text:style-name="P41"><text:span text:style-name="T1">If the user selects “Yes” the flow starts again from the third step.</text:span></text:p>
              </text:list-item>
              <text:list-item>
                <text:p text:style-name="P41"><text:span text:style-name="T1">If the user selects “No”, the use case terminates without any date/time allocation.</text:span></text:p>
              </text:list-item>
            </text:list>
          </table:table-cell>
        </table:table-row>
      </table:table>
      <text:p text:style-name="P1"/>
      <table:table table:name="Table5" table:style-name="Table5">
        <table:table-column table:style-name="Table5.A"/>
        <table:table-column table:style-name="Table5.B"/>
        <table:table-row table:style-name="Table5.1">
          <table:table-cell table:style-name="Table5.A1" office:value-type="string">
            <text:p text:style-name="P7"><text:span text:style-name="T4">Use Case 3</text:span></text:p>
          </table:table-cell>
          <table:table-cell table:style-name="Table5.A1" office:value-type="string">
            <text:p text:style-name="P7"><text:span text:style-name="T1">Create Repeated Event</text:span></text:p>
          </table:table-cell>
        </table:table-row>
        <table:table-row table:style-name="Table5.1">
          <table:table-cell table:style-name="Table5.A1" office:value-type="string">
            <text:p text:style-name="P7"><text:span text:style-name="T4">Actors:</text:span></text:p>
          </table:table-cell>
          <table:table-cell table:style-name="Table5.A1" office:value-type="string">
            <text:p text:style-name="P7"><text:span text:style-name="T1">User</text:span></text:p>
          </table:table-cell>
        </table:table-row>
        <table:table-row table:style-name="Table5.1">
          <table:table-cell table:style-name="Table5.A1" office:value-type="string">
            <text:p text:style-name="P7"><text:span text:style-name="T4">Entry Condition:</text:span></text:p>
          </table:table-cell>
          <table:table-cell table:style-name="Table5.A1" office:value-type="string">
            <text:p text:style-name="P7"><text:span text:style-name="T1">The user is logged in.</text:span></text:p>
          </table:table-cell>
        </table:table-row>
        <table:table-row table:style-name="Table5.1">
          <table:table-cell table:style-name="Table5.A1" office:value-type="string">
            <text:p text:style-name="P7"><text:span text:style-name="T4">Normal Flow of Events:</text:span></text:p>
          </table:table-cell>
          <table:table-cell table:style-name="Table5.A1" office:value-type="string">
            <text:list xml:id="list9158756762910104120" text:style-name="WWNum6">
              <text:list-item>
                <text:p text:style-name="P43"><text:span text:style-name="T1">The user selects the My Events function from the Main Menu. </text:span></text:p>
              </text:list-item>
              <text:list-item>
                <text:p text:style-name="P43"><text:span text:style-name="T1">The user slides the screen down.</text:span></text:p>
              </text:list-item>
              <text:list-item>
                <text:p text:style-name="P43"><text:span text:style-name="T1">The system creates a new line on the top of the events list.</text:span></text:p>
              </text:list-item>
              <text:list-item>
                <text:p text:style-name="P43"><text:span text:style-name="T1">The user enters a name for the event.</text:span></text:p>
              </text:list-item>
              <text:list-item>
                <text:p text:style-name="P43"><text:span text:style-name="T1">The system directs the user to the calendar automatically.</text:span></text:p>
              </text:list-item>
              <text:list-item>
                <text:p text:style-name="P43"><text:span text:style-name="T1">The user selects the date that he/she wishes to add the event from the calendar view.</text:span></text:p>
              </text:list-item>
              <text:list-item>
                <text:p text:style-name="P43"><text:span text:style-name="T1">The user selects the event’s start and end time on the selected date.</text:span></text:p>
              </text:list-item>
              <text:list-item>
                <text:p text:style-name="P43"><text:span text:style-name="T1">The system directs the user to the map.</text:span></text:p>
              </text:list-item>
              <text:list-item>
                <text:p text:style-name="P43"><text:span text:style-name="T1">The user selects the event location by entering the specific location name or the address.</text:span></text:p>
              </text:list-item>
              <text:list-item>
                <text:p text:style-name="P43"><text:span text:style-name="T1">The user slides the map view to the left to see event details.</text:span></text:p>
              </text:list-item>
              <text:list-item>
                <text:p text:style-name="P43"><text:span text:style-name="T1">The system displays a list screen including the event details which are Name, Date/Time, Location, Duration and Frequency.</text:span></text:p>
              </text:list-item>
              <text:list-item>
                <text:p text:style-name="P43"><text:span text:style-name="T1">The user edits the frequency which is set to null as default based on the event’s nature (e.g. daily, weekly, monthly or customized (e.g. Weekly: Monday-Wednesday)).</text:span></text:p>
              </text:list-item>
              <text:list-item>
                <text:p text:style-name="P43"><text:span text:style-name="T1">The user may edit the duration which is set to the whole-time interval between the start and end time of the event as default based on the event’s nature (e.g. 45-minute lunch break between the selected start and end time).</text:span></text:p>
              </text:list-item>
              <text:list-item>
                <text:p text:style-name="P43"><text:span text:style-name="T1">The user saves the event details.</text:span></text:p>
              </text:list-item>
              <text:list-item>
                <text:p text:style-name="P43"><text:span text:style-name="T1">Travlendar+ displays a confirmation message notifying the user that the event is added to the calendar with the defined frequency.</text:span></text:p>
              </text:list-item>
            </text:list>
          </table:table-cell>
        </table:table-row>
        <table:table-row table:style-name="Table5.1">
          <table:table-cell table:style-name="Table5.A1" office:value-type="string">
            <text:p text:style-name="P7"><text:span text:style-name="T4">Exit Condition:</text:span></text:p>
          </table:table-cell>
          <table:table-cell table:style-name="Table5.A1" office:value-type="string">
            <text:list xml:id="list2037129665664500963" text:style-name="WWNum7">
              <text:list-item>
                <text:p text:style-name="P44"><text:span text:style-name="T1">The use case terminates when, starting with the selected date, the selected time is duplicated according to the frequency, assigned to the event and added to the other dates on the calendar.</text:span></text:p>
              </text:list-item>
              <text:list-item>
                <text:p text:style-name="P44"><text:span text:style-name="T1">The selected dates and time intervals appearing on the calendar based on the frequency are now unavailable to be allocated by any other new event to be added in the future</text:span></text:p>
              </text:list-item>
            </text:list>
          </table:table-cell>
        </table:table-row>
        <text:soft-page-break/>
        <table:table-row table:style-name="Table5.1">
          <table:table-cell table:style-name="Table5.A1" office:value-type="string">
            <text:p text:style-name="P7"><text:span text:style-name="T1"><office:annotation office:name="__Annotation__1351_1487830608"><dc:creator>Y2P</dc:creator><dc:date>2017-10-11T16:11:00.90</dc:date><textooo:sender-initials>Y</textooo:sender-initials><text:p>Gerek yokmuş</text:p></office:annotation></text:span><text:span text:style-name="T4">Alternative Flow of Events:</text:span></text:p>
          </table:table-cell>
          <table:table-cell table:style-name="Table5.A1" office:value-type="string">
            <text:list xml:id="list1078371548318371873" text:style-name="WWNum8">
              <text:list-item>
                <text:p text:style-name="P45"><text:span text:style-name="T1">The user selects the My Events function from the Main Menu. </text:span></text:p>
              </text:list-item>
              <text:list-item>
                <text:p text:style-name="P45"><text:span text:style-name="T1">The user selects the existing event he/she would like to repeat.</text:span></text:p>
              </text:list-item>
              <text:list-item>
                <text:p text:style-name="P45"><text:span text:style-name="T1">The flow continues as in the normal flow starting from the fifth step.</text:span><office:annotation-end office:name="__Annotation__1351_1487830608"/></text:p>
              </text:list-item>
            </text:list>
            <text:p text:style-name="P4"/>
          </table:table-cell>
        </table:table-row>
        <table:table-row table:style-name="Table5.1">
          <table:table-cell table:style-name="Table5.A1" office:value-type="string">
            <text:p text:style-name="P7"><text:span text:style-name="T4">Exceptions:</text:span></text:p>
          </table:table-cell>
          <table:table-cell table:style-name="Table5.A1" office:value-type="string">
            <text:list xml:id="list3395191035426280433" text:style-name="WWNum9">
              <text:list-item>
                <text:p text:style-name="P46"><text:span text:style-name="T1">The system displays a warning message indicating the event cannot be repeated since one or more date/time that needs to be allocated based on the frequency are unavailable.</text:span></text:p>
              </text:list-item>
              <text:list-item>
                <text:p text:style-name="P46"><text:span text:style-name="T1">The system displays another message after the warning asking the user if he/she would like to change the date/ time or frequency.</text:span></text:p>
              </text:list-item>
              <text:list-item>
                <text:p text:style-name="P46"><text:span text:style-name="T1">If the user selects “Yes” the flow starts again from the sixth step.</text:span></text:p>
              </text:list-item>
              <text:list-item>
                <text:p text:style-name="P46"><text:span text:style-name="T1">If the user selects “No”, the use case terminates without any date/time allocation in the normal flow or only allocating the existing single event date/time in the alternative flow.</text:span></text:p>
              </text:list-item>
            </text:list>
          </table: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P7"><text:span text:style-name="T4">Use Case 4</text:span></text:p>
          </table:table-cell>
          <table:table-cell table:style-name="Table6.A1" office:value-type="string">
            <text:p text:style-name="P7"><text:span text:style-name="T1">Edit Event Date/Time</text:span></text:p>
          </table:table-cell>
        </table:table-row>
        <table:table-row table:style-name="Table6.1">
          <table:table-cell table:style-name="Table6.A1" office:value-type="string">
            <text:p text:style-name="P7"><text:span text:style-name="T4">Actors:</text:span></text:p>
          </table:table-cell>
          <table:table-cell table:style-name="Table6.A1" office:value-type="string">
            <text:p text:style-name="P7"><text:span text:style-name="T1">User</text:span></text:p>
          </table:table-cell>
        </table:table-row>
        <table:table-row table:style-name="Table6.1">
          <table:table-cell table:style-name="Table6.A1" office:value-type="string">
            <text:p text:style-name="P7"><text:span text:style-name="T4">Entry Condition:</text:span></text:p>
          </table:table-cell>
          <table:table-cell table:style-name="Table6.A1" office:value-type="string">
            <text:list xml:id="list1813798542742271933" text:style-name="WWNum10">
              <text:list-item>
                <text:p text:style-name="P47"><text:span text:style-name="T1">The user is logged in.</text:span></text:p>
              </text:list-item>
              <text:list-item>
                <text:p text:style-name="P47"><text:span text:style-name="T1">The event list is not empty.</text:span></text:p>
              </text:list-item>
            </text:list>
          </table:table-cell>
        </table:table-row>
        <table:table-row table:style-name="Table6.1">
          <table:table-cell table:style-name="Table6.A1" office:value-type="string">
            <text:p text:style-name="P7"><text:span text:style-name="T4">Flow of Events:</text:span></text:p>
          </table:table-cell>
          <table:table-cell table:style-name="Table6.A1" office:value-type="string">
            <text:list xml:id="list5748316524410593032" text:style-name="WWNum11">
              <text:list-item>
                <text:p text:style-name="P48"><text:span text:style-name="T1">The user selects the My Events function from the Main Menu. </text:span></text:p>
              </text:list-item>
              <text:list-item>
                <text:p text:style-name="P48"><text:span text:style-name="T1">The user selects the event he/she would like to edit.</text:span></text:p>
              </text:list-item>
              <text:list-item>
                <text:p text:style-name="P48"><text:span text:style-name="T1">The system directs user to the date selected on the calendar.</text:span></text:p>
              </text:list-item>
              <text:list-item>
                <text:p text:style-name="P48"><text:span text:style-name="T1">The user edits the date and/or time.</text:span></text:p>
              </text:list-item>
              <text:list-item>
                <text:p text:style-name="P48"><text:span text:style-name="T1">The system displays a message asking the user “Would you like to save the changes?”.</text:span></text:p>
              </text:list-item>
              <text:list-item>
                <text:p text:style-name="P48"><text:span text:style-name="T1">The user selects Yes.</text:span></text:p>
              </text:list-item>
              <text:list-item>
                <text:p text:style-name="P48"><text:span text:style-name="T1">Travlendar+ displays a confirmation message notifying the user that the changes are saved.</text:span></text:p>
              </text:list-item>
            </text:list>
          </table:table-cell>
        </table:table-row>
        <table:table-row table:style-name="Table6.1">
          <table:table-cell table:style-name="Table6.A1" office:value-type="string">
            <text:p text:style-name="P7"><text:span text:style-name="T4">Exit Condition:</text:span></text:p>
          </table:table-cell>
          <table:table-cell table:style-name="Table6.A1" office:value-type="string">
            <text:list xml:id="list5816847773693629476" text:style-name="WWNum12">
              <text:list-item>
                <text:p text:style-name="P49"><text:span text:style-name="T1">The use case terminates when the new date and time is assigned to the event.</text:span></text:p>
              </text:list-item>
              <text:list-item>
                <text:p text:style-name="P49"><text:span text:style-name="T1">The new date and/or time interval is now unavailable to be allocated by any other new event to be added in the future.</text:span></text:p>
              </text:list-item>
              <text:list-item>
                <text:p text:style-name="P49"><text:span text:style-name="T1">The previous date and/or time assigned to the event is now available to be allocated by any other new event to be added in the future.</text:span></text:p>
              </text:list-item>
            </text:list>
          </table:table-cell>
        </table:table-row>
        <table:table-row table:style-name="Table6.1">
          <table:table-cell table:style-name="Table6.A1" office:value-type="string">
            <text:p text:style-name="P7"><text:span text:style-name="T4">Exceptions 1:</text:span></text:p>
          </table:table-cell>
          <table:table-cell table:style-name="Table6.A1" office:value-type="string">
            <text:list xml:id="list34493462" text:continue-numbering="true" text:style-name="WWNum12">
              <text:list-item>
                <text:p text:style-name="P49"><text:span text:style-name="T1">The user selects No after the system displays the “Would you like to save the changes?” message.</text:span></text:p>
              </text:list-item>
              <text:list-item>
                <text:p text:style-name="P49"><text:span text:style-name="T1">The use case terminates without changing the date and/or time of the event.</text:span></text:p>
              </text:list-item>
              <text:list-item>
                <text:p text:style-name="P49"><text:span text:style-name="T1">The event’s current date and time interval stays unavailable to be allocated by any other new event to be added in the future.</text:span></text:p>
              </text:list-item>
            </text:list>
          </table:table-cell>
        </table:table-row>
        <table:table-row table:style-name="Table6.1">
          <table:table-cell table:style-name="Table6.A1" office:value-type="string">
            <text:p text:style-name="P7"><text:span text:style-name="T4">Exceptions 2:</text:span></text:p>
          </table:table-cell>
          <table:table-cell table:style-name="Table6.A1" office:value-type="string">
            <text:list xml:id="list34493847" text:continue-numbering="true" text:style-name="WWNum12">
              <text:list-item>
                <text:p text:style-name="P49"><text:span text:style-name="T1">If the time interval on the new date and/or time selected by the user is already assigned to another event, the system displays a warning message indicating that the desired date/time is unavailable.</text:span></text:p>
              </text:list-item>
              <text:list-item>
                <text:p text:style-name="P49"><text:span text:style-name="T1">The system displays another message after the warning asking the user if he/she would like to change the date/ time.</text:span></text:p>
              </text:list-item>
              <text:list-item>
                <text:p text:style-name="P49"><text:soft-page-break/><text:span text:style-name="T1">If the user selects “Yes” the flow starts again from the fourth step.</text:span></text:p>
              </text:list-item>
              <text:list-item>
                <text:p text:style-name="P49"><text:span text:style-name="T1">If the user selects “No”, the use case terminates keeping the current date/time allocated.</text:span></text:p>
              </text:list-item>
            </text:list>
          </table: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P7"><text:span text:style-name="T4">Use Case 5</text:span></text:p>
          </table:table-cell>
          <table:table-cell table:style-name="Table7.A1" office:value-type="string">
            <text:p text:style-name="P7"><text:span text:style-name="T1">Edit Event Location</text:span></text:p>
          </table:table-cell>
        </table:table-row>
        <table:table-row table:style-name="Table7.1">
          <table:table-cell table:style-name="Table7.A1" office:value-type="string">
            <text:p text:style-name="P7"><text:span text:style-name="T4">Actors:</text:span></text:p>
          </table:table-cell>
          <table:table-cell table:style-name="Table7.A1" office:value-type="string">
            <text:p text:style-name="P7"><text:span text:style-name="T1">User</text:span></text:p>
          </table:table-cell>
        </table:table-row>
        <table:table-row table:style-name="Table7.1">
          <table:table-cell table:style-name="Table7.A1" office:value-type="string">
            <text:p text:style-name="P7"><text:span text:style-name="T4">Entry Condition:</text:span></text:p>
          </table:table-cell>
          <table:table-cell table:style-name="Table7.A1" office:value-type="string">
            <text:list xml:id="list7434929893598788279" text:style-name="WWNum13">
              <text:list-item>
                <text:p text:style-name="P50"><text:span text:style-name="T1">The user is logged in.</text:span></text:p>
              </text:list-item>
              <text:list-item>
                <text:p text:style-name="P50"><text:span text:style-name="T1">The event list is not empty.</text:span></text:p>
              </text:list-item>
            </text:list>
          </table:table-cell>
        </table:table-row>
        <table:table-row table:style-name="Table7.1">
          <table:table-cell table:style-name="Table7.A1" office:value-type="string">
            <text:p text:style-name="P7"><text:span text:style-name="T4">Flow of Events:</text:span></text:p>
          </table:table-cell>
          <table:table-cell table:style-name="Table7.A1" office:value-type="string">
            <text:list xml:id="list4489160774043527029" text:style-name="WWNum14">
              <text:list-item>
                <text:p text:style-name="P51"><text:span text:style-name="T1">The user selects the My Events function from the Main Menu. </text:span></text:p>
              </text:list-item>
              <text:list-item>
                <text:p text:style-name="P51"><text:span text:style-name="T1">The user selects the event he/she would like to edit.</text:span></text:p>
              </text:list-item>
              <text:list-item>
                <text:p text:style-name="P51"><text:span text:style-name="T1">The system directs user to the date selected on the calendar.</text:span></text:p>
              </text:list-item>
              <text:list-item>
                <text:p text:style-name="P51"><text:span text:style-name="T1">The user slides the screen to the left.</text:span></text:p>
              </text:list-item>
              <text:list-item>
                <text:p text:style-name="P51"><text:span text:style-name="T1">The system displays the location on the map view.</text:span></text:p>
              </text:list-item>
              <text:list-item>
                <text:p text:style-name="P51"><text:span text:style-name="T1">The user selects a new location by entering the address or the specific location name.</text:span></text:p>
              </text:list-item>
              <text:list-item>
                <text:p text:style-name="P51"><text:span text:style-name="T1">The system displays a message asking the user “Would you like to save the changes?”.</text:span></text:p>
              </text:list-item>
              <text:list-item>
                <text:p text:style-name="P51"><text:span text:style-name="T1">The user selects Yes.</text:span></text:p>
              </text:list-item>
              <text:list-item>
                <text:p text:style-name="P51"><text:span text:style-name="T1">Travlendar+ displays a confirmation message notifying the user that the changes are saved.</text:span></text:p>
              </text:list-item>
            </text:list>
          </table:table-cell>
        </table:table-row>
        <table:table-row table:style-name="Table7.1">
          <table:table-cell table:style-name="Table7.A1" office:value-type="string">
            <text:p text:style-name="P7"><text:span text:style-name="T4">Exit Condition:</text:span></text:p>
          </table:table-cell>
          <table:table-cell table:style-name="Table7.A1" office:value-type="string">
            <text:list xml:id="list1710870234270447351" text:style-name="WWNum15">
              <text:list-item>
                <text:p text:style-name="P52"><text:span text:style-name="T1">The use case terminates when the new location is assigned to the event.</text:span></text:p>
              </text:list-item>
              <text:list-item>
                <text:p text:style-name="P52"><text:span text:style-name="T1">The event’s current date and time interval stays unavailable to be allocated by any other new event to be added in the future.</text:span></text:p>
              </text:list-item>
            </text:list>
          </table:table-cell>
        </table:table-row>
        <table:table-row table:style-name="Table7.1">
          <table:table-cell table:style-name="Table7.A1" office:value-type="string">
            <text:p text:style-name="P7"><text:span text:style-name="T4">Exceptions 1:</text:span></text:p>
          </table:table-cell>
          <table:table-cell table:style-name="Table7.A1" office:value-type="string">
            <text:list xml:id="list34496458" text:continue-numbering="true" text:style-name="WWNum15">
              <text:list-item>
                <text:p text:style-name="P52"><text:span text:style-name="T1">The user selects No after the system displays the “Would you like to save the changes?” message.</text:span></text:p>
              </text:list-item>
              <text:list-item>
                <text:p text:style-name="P52"><text:span text:style-name="T1">The use case terminates without changing the location of the event.</text:span></text:p>
              </text:list-item>
            </text:list>
          </table:table-cell>
        </table:table-row>
        <table:table-row table:style-name="Table7.1">
          <table:table-cell table:style-name="Table7.A1" office:value-type="string">
            <text:p text:style-name="P7"><text:span text:style-name="T4">Exceptions 2:</text:span></text:p>
          </table:table-cell>
          <table:table-cell table:style-name="Table7.A1" office:value-type="string">
            <text:list xml:id="list34478371" text:continue-numbering="true" text:style-name="WWNum15">
              <text:list-item>
                <text:p text:style-name="P52"><text:span text:style-name="T1">If the new location is unreachable for the selected time according to the system calculations based on the current schedule, the system displays a warning message indicating the event is unreachable.</text:span></text:p>
              </text:list-item>
              <text:list-item>
                <text:p text:style-name="P52"><text:span text:style-name="T1">The system displays another message after the warning asking the user if he/she would like to select another event location.</text:span></text:p>
              </text:list-item>
              <text:list-item>
                <text:p text:style-name="P52"><text:span text:style-name="T1">If the user selects “Yes” the flow starts again from the sixth step.</text:span></text:p>
              </text:list-item>
              <text:list-item>
                <text:p text:style-name="P52"><text:span text:style-name="T1">If the user selects “No”, the use case terminates keeping the current location unaltered.</text:span></text:p>
              </text:list-item>
            </text:list>
          </table: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P7"><text:span text:style-name="T4">Use Case 6</text:span></text:p>
          </table:table-cell>
          <table:table-cell table:style-name="Table8.A1" office:value-type="string">
            <text:p text:style-name="P7"><text:span text:style-name="T1">Delete Event</text:span></text:p>
          </table:table-cell>
        </table:table-row>
        <table:table-row table:style-name="Table8.1">
          <table:table-cell table:style-name="Table8.A1" office:value-type="string">
            <text:p text:style-name="P7"><text:span text:style-name="T4">Actors:</text:span></text:p>
          </table:table-cell>
          <table:table-cell table:style-name="Table8.A1" office:value-type="string">
            <text:p text:style-name="P7"><text:span text:style-name="T1">User</text:span></text:p>
          </table:table-cell>
        </table:table-row>
        <table:table-row table:style-name="Table8.1">
          <table:table-cell table:style-name="Table8.A1" office:value-type="string">
            <text:p text:style-name="P7"><text:span text:style-name="T4">Entry Condition:</text:span></text:p>
          </table:table-cell>
          <table:table-cell table:style-name="Table8.A1" office:value-type="string">
            <text:list xml:id="list931196165375422362" text:style-name="WWNum16">
              <text:list-item>
                <text:p text:style-name="P53"><text:span text:style-name="T1">The user is logged in.</text:span></text:p>
              </text:list-item>
              <text:list-item>
                <text:p text:style-name="P53"><text:span text:style-name="T1">The event list is not empty.</text:span></text:p>
              </text:list-item>
            </text:list>
          </table:table-cell>
        </table:table-row>
        <table:table-row table:style-name="Table8.1">
          <table:table-cell table:style-name="Table8.A1" office:value-type="string">
            <text:p text:style-name="P7"><text:span text:style-name="T4">Flow of Events:</text:span></text:p>
          </table:table-cell>
          <table:table-cell table:style-name="Table8.A1" office:value-type="string">
            <text:list xml:id="list7854771575343539276" text:style-name="WWNum17">
              <text:list-item>
                <text:p text:style-name="P54"><text:span text:style-name="T1">The user selects the My Events function from the Main Menu. </text:span></text:p>
              </text:list-item>
              <text:list-item>
                <text:p text:style-name="P54"><text:span text:style-name="T1">The user holds the event he/she wants to delete and slides it to the left.</text:span></text:p>
              </text:list-item>
              <text:list-item>
                <text:p text:style-name="P54"><text:span text:style-name="T1">The system displays a message asking the user “Would you like </text:span><text:soft-page-break/><text:span text:style-name="T1">to delete this event?”.</text:span></text:p>
              </text:list-item>
              <text:list-item>
                <text:p text:style-name="P54"><text:span text:style-name="T1">The user selects Yes.</text:span></text:p>
              </text:list-item>
              <text:list-item>
                <text:p text:style-name="P54"><text:span text:style-name="T1">The system removes the event from the list and the calendar.</text:span></text:p>
              </text:list-item>
            </text:list>
            <text:p text:style-name="P4"/>
          </table:table-cell>
        </table:table-row>
        <table:table-row table:style-name="Table8.1">
          <table:table-cell table:style-name="Table8.A1" office:value-type="string">
            <text:p text:style-name="P7"><text:span text:style-name="T4">Exit Condition:</text:span></text:p>
          </table:table-cell>
          <table:table-cell table:style-name="Table8.A1" office:value-type="string">
            <text:list xml:id="list8177795193110738495" text:style-name="WWNum18">
              <text:list-item>
                <text:p text:style-name="P55"><text:span text:style-name="T1">The use case terminates when the event is removed from the list and the calendar.</text:span></text:p>
              </text:list-item>
              <text:list-item>
                <text:p text:style-name="P55"><text:span text:style-name="T1">The deleted event’s date and time interval is now available to be allocated by any other new event to be added in the future.</text:span></text:p>
              </text:list-item>
            </text:list>
          </table:table-cell>
        </table:table-row>
        <table:table-row table:style-name="Table8.1">
          <table:table-cell table:style-name="Table8.A1" office:value-type="string">
            <text:p text:style-name="P7"><text:span text:style-name="T4">Exceptions:</text:span></text:p>
          </table:table-cell>
          <table:table-cell table:style-name="Table8.A1" office:value-type="string">
            <text:list xml:id="list34478512" text:continue-numbering="true" text:style-name="WWNum18">
              <text:list-item>
                <text:p text:style-name="P55"><text:span text:style-name="T1">The user selects No after the system displays the “Would you like to delete this event?” message.</text:span></text:p>
              </text:list-item>
              <text:list-item>
                <text:p text:style-name="P55"><text:span text:style-name="T1">The use case terminates without removing the event from the list or the calendar.</text:span></text:p>
              </text:list-item>
              <text:list-item>
                <text:p text:style-name="P55"><text:span text:style-name="T1">The event’s date and time interval stays unavailable to be allocated by any other new event to be added in the future.</text:span></text:p>
              </text:list-item>
            </text:list>
          </table:table-cell>
        </table:table-row>
      </table:table>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4">Use Case 7</text:span></text:p>
          </table:table-cell>
          <table:table-cell table:style-name="Table9.A1" office:value-type="string">
            <text:p text:style-name="P7"><text:span text:style-name="T1">Sort Mobility Preferences</text:span></text:p>
          </table:table-cell>
        </table:table-row>
        <table:table-row table:style-name="Table9.1">
          <table:table-cell table:style-name="Table9.A1" office:value-type="string">
            <text:p text:style-name="P7"><text:span text:style-name="T4">Actors:</text:span></text:p>
          </table:table-cell>
          <table:table-cell table:style-name="Table9.A1" office:value-type="string">
            <text:p text:style-name="P7"><text:span text:style-name="T1">User</text:span></text:p>
          </table:table-cell>
        </table:table-row>
        <table:table-row table:style-name="Table9.1">
          <table:table-cell table:style-name="Table9.A1" office:value-type="string">
            <text:p text:style-name="P7"><text:span text:style-name="T4">Entry Condition:</text:span></text:p>
          </table:table-cell>
          <table:table-cell table:style-name="Table9.A1" office:value-type="string">
            <text:list xml:id="list244611294672173385" text:style-name="WWNum19">
              <text:list-item>
                <text:p text:style-name="P56"><text:span text:style-name="T1">The user is logged in.</text:span></text:p>
              </text:list-item>
              <text:list-item>
                <text:p text:style-name="P56"><text:span text:style-name="T1">The mobility option is active.</text:span></text:p>
              </text:list-item>
            </text:list>
          </table:table-cell>
        </table:table-row>
        <table:table-row table:style-name="Table9.1">
          <table:table-cell table:style-name="Table9.A1" office:value-type="string">
            <text:p text:style-name="P7"><text:span text:style-name="T4">Flow of Events:</text:span></text:p>
          </table:table-cell>
          <table:table-cell table:style-name="Table9.A1" office:value-type="string">
            <text:list xml:id="list655112353458016332" text:style-name="WWNum20">
              <text:list-item>
                <text:p text:style-name="P57"><text:span text:style-name="T1">The user selects Mobility Option Preferences from the Main Menu.</text:span></text:p>
              </text:list-item>
              <text:list-item>
                <text:p text:style-name="P57"><text:span text:style-name="T1">The system displays all mobility options.</text:span></text:p>
              </text:list-item>
              <text:list-item>
                <text:p text:style-name="P57"><text:span text:style-name="T1">The user sorts the mobility options based on his/her preferences (e.g. if the user prefers to walk or ride a bike as much as possible he/she should put these options on the top of the list) by holding the option and swiping it to the desired row on the list or he/she can turn on the “Minimize Carbon Foot Print” option displayed at the end of the list and the options are automatically sorted to fulfill this goal.</text:span></text:p>
              </text:list-item>
            </text:list>
          </table:table-cell>
        </table:table-row>
        <table:table-row table:style-name="Table9.1">
          <table:table-cell table:style-name="Table9.A1" office:value-type="string">
            <text:p text:style-name="P7"><text:span text:style-name="T4">Exit Condition:</text:span></text:p>
          </table:table-cell>
          <table:table-cell table:style-name="Table9.A1" office:value-type="string">
            <text:list xml:id="list341121750604947383" text:style-name="WWNum21">
              <text:list-item>
                <text:p text:style-name="P58"><text:span text:style-name="T1">The use case terminates when the system saves the preferences to be used in the best mobility option algorithm.</text:span></text:p>
              </text:list-item>
            </text:list>
          </table:table-cell>
        </table:table-row>
      </table:table>
      <text:p text:style-name="P1"/>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4">Use Case 8</text:span></text:p>
          </table:table-cell>
          <table:table-cell table:style-name="Table10.A1" office:value-type="string">
            <text:p text:style-name="P7"><text:span text:style-name="T1">Deactivate Mobility Option</text:span></text:p>
          </table:table-cell>
        </table:table-row>
        <table:table-row table:style-name="Table10.1">
          <table:table-cell table:style-name="Table10.A1" office:value-type="string">
            <text:p text:style-name="P7"><text:span text:style-name="T4">Actors:</text:span></text:p>
          </table:table-cell>
          <table:table-cell table:style-name="Table10.A1" office:value-type="string">
            <text:p text:style-name="P7"><text:span text:style-name="T1">User</text:span></text:p>
          </table:table-cell>
        </table:table-row>
        <table:table-row table:style-name="Table10.1">
          <table:table-cell table:style-name="Table10.A1" office:value-type="string">
            <text:p text:style-name="P7"><text:span text:style-name="T4">Entry Condition:</text:span></text:p>
          </table:table-cell>
          <table:table-cell table:style-name="Table10.A1" office:value-type="string">
            <text:p text:style-name="P7"><text:span text:style-name="T1">The user is logged in.</text:span></text:p>
          </table:table-cell>
        </table:table-row>
        <table:table-row table:style-name="Table10.1">
          <table:table-cell table:style-name="Table10.A1" office:value-type="string">
            <text:p text:style-name="P7"><text:span text:style-name="T4">Flow of Events:</text:span></text:p>
          </table:table-cell>
          <table:table-cell table:style-name="Table10.A1" office:value-type="string">
            <text:list xml:id="list5438063466197320239" text:style-name="WWNum22">
              <text:list-item>
                <text:p text:style-name="P59"><text:span text:style-name="T1">The user selects Mobility Option Preferences from the Main Menu.</text:span></text:p>
              </text:list-item>
              <text:list-item>
                <text:p text:style-name="P59"><text:span text:style-name="T1">The system displays all mobility options.</text:span></text:p>
              </text:list-item>
              <text:list-item>
                <text:p text:style-name="P59"><text:span text:style-name="T1">The user holds the mobility option he/she wants to deactivate and slides it to the left.</text:span></text:p>
              </text:list-item>
              <text:list-item>
                <text:p text:style-name="P59"><text:span text:style-name="T1">The system fades the deactivated option and puts it to the end of the list.</text:span></text:p>
              </text:list-item>
            </text:list>
          </table:table-cell>
        </table:table-row>
        <table:table-row table:style-name="Table10.1">
          <table:table-cell table:style-name="Table10.A1" office:value-type="string">
            <text:p text:style-name="P7"><text:span text:style-name="T4">Exit Condition:</text:span></text:p>
          </table:table-cell>
          <table:table-cell table:style-name="Table10.A1" office:value-type="string">
            <text:list xml:id="list34485716" text:continue-list="list341121750604947383" text:style-name="WWNum21">
              <text:list-item>
                <text:p text:style-name="P58"><text:span text:style-name="T1">The use case terminates when the system saves the mobility option’s state to be used in the best mobility option algorithm.</text:span></text:p>
              </text:list-item>
              <text:list-item>
                <text:p text:style-name="P58"><text:span text:style-name="T1">The customization and sorting options are unavailable for the deactivated mobility option.</text:span></text:p>
              </text:list-item>
            </text:list>
          </table:table-cell>
        </table:table-row>
        <text:soft-page-break/>
        <table:table-row table:style-name="Table10.1">
          <table:table-cell table:style-name="Table10.A1" office:value-type="string">
            <text:p text:style-name="P7"><text:span text:style-name="T4">Exceptions:</text:span></text:p>
          </table:table-cell>
          <table:table-cell table:style-name="Table10.A1" office:value-type="string">
            <text:p text:style-name="P4"/>
          </table:table-cell>
        </table:table-row>
      </table:table>
      <text:p text:style-name="P1"/>
      <table:table table:name="Table11" table:style-name="Table11">
        <table:table-column table:style-name="Table11.A"/>
        <table:table-column table:style-name="Table11.B"/>
        <table:table-row table:style-name="Table11.1">
          <table:table-cell table:style-name="Table11.A1" office:value-type="string">
            <text:p text:style-name="P7"><text:span text:style-name="T4">Use Case 9</text:span></text:p>
          </table:table-cell>
          <table:table-cell table:style-name="Table11.A1" office:value-type="string">
            <text:p text:style-name="P7"><text:span text:style-name="T1">Activate Mobility Option</text:span></text:p>
          </table:table-cell>
        </table:table-row>
        <table:table-row table:style-name="Table11.1">
          <table:table-cell table:style-name="Table11.A1" office:value-type="string">
            <text:p text:style-name="P7"><text:span text:style-name="T4">Actors:</text:span></text:p>
          </table:table-cell>
          <table:table-cell table:style-name="Table11.A1" office:value-type="string">
            <text:p text:style-name="P7"><text:span text:style-name="T1">User</text:span></text:p>
          </table:table-cell>
        </table:table-row>
        <table:table-row table:style-name="Table11.1">
          <table:table-cell table:style-name="Table11.A1" office:value-type="string">
            <text:p text:style-name="P7"><text:span text:style-name="T4">Entry Condition:</text:span></text:p>
          </table:table-cell>
          <table:table-cell table:style-name="Table11.A1" office:value-type="string">
            <text:p text:style-name="P7"><text:span text:style-name="T1">The user is logged in.</text:span></text:p>
          </table:table-cell>
        </table:table-row>
        <table:table-row table:style-name="Table11.1">
          <table:table-cell table:style-name="Table11.A1" office:value-type="string">
            <text:p text:style-name="P7"><text:span text:style-name="T4">Flow of Events:</text:span></text:p>
          </table:table-cell>
          <table:table-cell table:style-name="Table11.A1" office:value-type="string">
            <text:list xml:id="list1474710870090603641" text:style-name="WWNum23">
              <text:list-item>
                <text:p text:style-name="P60"><text:span text:style-name="T1">The user selects Mobility Option Preferences from the Main Menu.</text:span></text:p>
              </text:list-item>
              <text:list-item>
                <text:p text:style-name="P60"><text:span text:style-name="T1">The system displays all mobility options.</text:span></text:p>
              </text:list-item>
              <text:list-item>
                <text:p text:style-name="P60"><text:span text:style-name="T1">The user holds the deactivated mobility option he/she wants to activate and slides it to the right.</text:span></text:p>
              </text:list-item>
              <text:list-item>
                <text:p text:style-name="P60"><text:span text:style-name="T1">The system brightens the activated option and leaves it at the end of the list.</text:span></text:p>
              </text:list-item>
            </text:list>
          </table:table-cell>
        </table:table-row>
        <table:table-row table:style-name="Table11.1">
          <table:table-cell table:style-name="Table11.A1" office:value-type="string">
            <text:p text:style-name="P7"><text:span text:style-name="T4">Exit Condition:</text:span></text:p>
          </table:table-cell>
          <table:table-cell table:style-name="Table11.A1" office:value-type="string">
            <text:list xml:id="list8432672619946318825" text:style-name="WWNum24">
              <text:list-item>
                <text:p text:style-name="P61"><text:span text:style-name="T1">The use case terminates when the system saves the mobility option’s state to be used in the best mobility option algorithm.</text:span></text:p>
              </text:list-item>
              <text:list-item>
                <text:p text:style-name="P61"><text:span text:style-name="T1">The customization and sorting options are now available for the activated mobility option.</text:span></text:p>
              </text:list-item>
            </text:list>
          </table:table-cell>
        </table:table-row>
        <table:table-row table:style-name="Table11.1">
          <table:table-cell table:style-name="Table11.A1" office:value-type="string">
            <text:p text:style-name="P7"><text:span text:style-name="T4">Exceptions:</text:span></text:p>
          </table:table-cell>
          <table:table-cell table:style-name="Table11.A1" office:value-type="string">
            <text:p text:style-name="P4"/>
          </table:table-cell>
        </table:table-row>
      </table:table>
      <text:p text:style-name="P1"/>
      <table:table table:name="Table12" table:style-name="Table12">
        <table:table-column table:style-name="Table12.A"/>
        <table:table-column table:style-name="Table12.B"/>
        <table:table-row table:style-name="Table12.1">
          <table:table-cell table:style-name="Table12.A1" office:value-type="string">
            <text:p text:style-name="P7"><text:span text:style-name="T4">Use Case 10</text:span></text:p>
          </table:table-cell>
          <table:table-cell table:style-name="Table12.A1" office:value-type="string">
            <text:p text:style-name="P7"><text:span text:style-name="T1">Customize Mobility Option/ Restrict Undesired Time Interval</text:span></text:p>
          </table:table-cell>
        </table:table-row>
        <table:table-row table:style-name="Table12.1">
          <table:table-cell table:style-name="Table12.A1" office:value-type="string">
            <text:p text:style-name="P7"><text:span text:style-name="T4">Actors:</text:span></text:p>
          </table:table-cell>
          <table:table-cell table:style-name="Table12.A1" office:value-type="string">
            <text:p text:style-name="P7"><text:span text:style-name="T1">User</text:span></text:p>
          </table:table-cell>
        </table:table-row>
        <table:table-row table:style-name="Table12.1">
          <table:table-cell table:style-name="Table12.A1" office:value-type="string">
            <text:p text:style-name="P7"><text:span text:style-name="T4">Entry Condition:</text:span></text:p>
          </table:table-cell>
          <table:table-cell table:style-name="Table12.A1" office:value-type="string">
            <text:list xml:id="list6288551816197638252" text:style-name="WWNum25">
              <text:list-item>
                <text:p text:style-name="P62"><text:span text:style-name="T1">The user is logged in.</text:span></text:p>
              </text:list-item>
              <text:list-item>
                <text:p text:style-name="P62"><text:span text:style-name="T1">The mobility option is active.</text:span></text:p>
              </text:list-item>
            </text:list>
          </table:table-cell>
        </table:table-row>
        <table:table-row table:style-name="Table12.1">
          <table:table-cell table:style-name="Table12.A1" office:value-type="string">
            <text:p text:style-name="P7"><text:span text:style-name="T4">Flow of Events:</text:span></text:p>
          </table:table-cell>
          <table:table-cell table:style-name="Table12.A1" office:value-type="string">
            <text:list xml:id="list8768782073040144747" text:style-name="WWNum26">
              <text:list-item>
                <text:p text:style-name="P63"><text:span text:style-name="T1">The user selects Mobility Option Preferences from the Main Menu.</text:span></text:p>
              </text:list-item>
              <text:list-item>
                <text:p text:style-name="P63"><text:span text:style-name="T1">The system displays all mobility options.</text:span></text:p>
              </text:list-item>
              <text:list-item>
                <text:p text:style-name="P63"><text:span text:style-name="T1">The user selects the mobility option he/she wants to customize.</text:span></text:p>
              </text:list-item>
              <text:list-item>
                <text:p text:style-name="P63"><text:span text:style-name="T1">The user selects a start and end time from the “Restricted Time Interval” drop down menu.</text:span></text:p>
              </text:list-item>
            </text:list>
          </table:table-cell>
        </table:table-row>
        <table:table-row table:style-name="Table12.1">
          <table:table-cell table:style-name="Table12.A1" office:value-type="string">
            <text:p text:style-name="P7"><text:span text:style-name="T4">Exit Condition:</text:span></text:p>
          </table:table-cell>
          <table:table-cell table:style-name="Table12.A1" office:value-type="string">
            <text:list xml:id="list7629940073593101008" text:style-name="WWNum27">
              <text:list-item>
                <text:p text:style-name="P64"><text:span text:style-name="T1">The use case terminates when the system saves the custom preference to be used in the best mobility option algorithm.</text:span></text:p>
              </text:list-item>
            </text:list>
          </table:table-cell>
        </table:table-row>
        <table:table-row table:style-name="Table12.1">
          <table:table-cell table:style-name="Table12.A1" office:value-type="string">
            <text:p text:style-name="P7"><text:span text:style-name="T4">Exceptions:</text:span></text:p>
          </table:table-cell>
          <table:table-cell table:style-name="Table12.A1" office:value-type="string">
            <text:p text:style-name="P4"/>
          </table:table-cell>
        </table:table-row>
      </table:table>
      <text:p text:style-name="P1"/>
      <table:table table:name="Table13" table:style-name="Table13">
        <table:table-column table:style-name="Table13.A"/>
        <table:table-column table:style-name="Table13.B"/>
        <table:table-row table:style-name="Table13.1">
          <table:table-cell table:style-name="Table13.A1" office:value-type="string">
            <text:p text:style-name="P7"><text:span text:style-name="T4">Use Case 11</text:span></text:p>
          </table:table-cell>
          <table:table-cell table:style-name="Table13.A1" office:value-type="string">
            <text:p text:style-name="P7"><text:span text:style-name="T1">Customize Mobility Option/ Set Distance Limit</text:span></text:p>
          </table:table-cell>
        </table:table-row>
        <table:table-row table:style-name="Table13.1">
          <table:table-cell table:style-name="Table13.A1" office:value-type="string">
            <text:p text:style-name="P7"><text:span text:style-name="T4">Actors:</text:span></text:p>
          </table:table-cell>
          <table:table-cell table:style-name="Table13.A1" office:value-type="string">
            <text:p text:style-name="P7"><text:span text:style-name="T1">User</text:span></text:p>
          </table:table-cell>
        </table:table-row>
        <table:table-row table:style-name="Table13.1">
          <table:table-cell table:style-name="Table13.A1" office:value-type="string">
            <text:p text:style-name="P7"><text:span text:style-name="T4">Entry Condition:</text:span></text:p>
          </table:table-cell>
          <table:table-cell table:style-name="Table13.A1" office:value-type="string">
            <text:list xml:id="list34496001" text:continue-numbering="true" text:style-name="WWNum27">
              <text:list-item>
                <text:p text:style-name="P64"><text:span text:style-name="T1">The user is logged in.</text:span></text:p>
              </text:list-item>
              <text:list-item>
                <text:p text:style-name="P64"><text:span text:style-name="T1">The mobility option is active.</text:span></text:p>
              </text:list-item>
            </text:list>
          </table:table-cell>
        </table:table-row>
        <table:table-row table:style-name="Table13.1">
          <table:table-cell table:style-name="Table13.A1" office:value-type="string">
            <text:p text:style-name="P7"><text:span text:style-name="T4">Flow of Events:</text:span></text:p>
          </table:table-cell>
          <table:table-cell table:style-name="Table13.A1" office:value-type="string">
            <text:list xml:id="list3242872144592764095" text:style-name="WWNum28">
              <text:list-item>
                <text:p text:style-name="P65"><text:span text:style-name="T1">The user selects Mobility Option Preferences from the Main Menu.</text:span></text:p>
              </text:list-item>
              <text:list-item>
                <text:p text:style-name="P65"><text:span text:style-name="T1">The system displays all mobility options.</text:span></text:p>
              </text:list-item>
              <text:list-item>
                <text:p text:style-name="P65"><text:span text:style-name="T1">The user selects the mobility option he/she wants to customize.</text:span></text:p>
              </text:list-item>
              <text:list-item>
                <text:p text:style-name="P65"><text:span text:style-name="T1">The user enters the maximum distance limit he/she would utilize the selected mobility option.</text:span></text:p>
              </text:list-item>
              <text:list-item>
                <text:p text:style-name="P65"><text:span text:style-name="T1">The user selects the unit of measure from the drop down list.</text:span></text:p>
              </text:list-item>
            </text:list>
          </table:table-cell>
        </table:table-row>
        <table:table-row table:style-name="Table13.1">
          <table:table-cell table:style-name="Table13.A1" office:value-type="string">
            <text:p text:style-name="P7"><text:span text:style-name="T4">Exit Condition:</text:span></text:p>
          </table:table-cell>
          <table:table-cell table:style-name="Table13.A1" office:value-type="string">
            <text:list xml:id="list7922114918084118567" text:style-name="WWNum29">
              <text:list-item>
                <text:p text:style-name="P66"><text:span text:style-name="T1">The use case terminates when the system saves the custom preference to be used in the best mobility option algorithm.</text:span></text:p>
              </text:list-item>
            </text:list>
          </table:table-cell>
        </table:table-row>
        <table:table-row table:style-name="Table13.1">
          <table:table-cell table:style-name="Table13.A1" office:value-type="string">
            <text:p text:style-name="P7"><text:span text:style-name="T4">Exceptions:</text:span></text:p>
          </table:table-cell>
          <table:table-cell table:style-name="Table13.A1" office:value-type="string">
            <text:p text:style-name="P4"/>
          </table:table-cell>
        </table:table-row>
      </table:table>
      <text:p text:style-name="P1"><text:soft-page-break/></text:p>
      <table:table table:name="Table14" table:style-name="Table14">
        <table:table-column table:style-name="Table14.A"/>
        <table:table-column table:style-name="Table14.B"/>
        <table:table-row table:style-name="Table14.1">
          <table:table-cell table:style-name="Table14.A1" office:value-type="string">
            <text:p text:style-name="P7"><text:span text:style-name="T4">Use Case 12</text:span></text:p>
          </table:table-cell>
          <table:table-cell table:style-name="Table14.A1" office:value-type="string">
            <text:p text:style-name="P7"><text:span text:style-name="T1">Edit Mobility Preferences</text:span></text:p>
          </table:table-cell>
        </table:table-row>
        <table:table-row table:style-name="Table14.1">
          <table:table-cell table:style-name="Table14.A1" office:value-type="string">
            <text:p text:style-name="P7"><text:span text:style-name="T4">Actors:</text:span></text:p>
          </table:table-cell>
          <table:table-cell table:style-name="Table14.A1" office:value-type="string">
            <text:p text:style-name="P7"><text:span text:style-name="T1">User</text:span></text:p>
          </table:table-cell>
        </table:table-row>
        <table:table-row table:style-name="Table14.1">
          <table:table-cell table:style-name="Table14.A1" office:value-type="string">
            <text:p text:style-name="P7"><text:span text:style-name="T4">Entry Condition:</text:span></text:p>
          </table:table-cell>
          <table:table-cell table:style-name="Table14.A1" office:value-type="string">
            <text:p text:style-name="P7"><text:span text:style-name="T1">The user is logged in.</text:span></text:p>
          </table:table-cell>
        </table:table-row>
        <table:table-row table:style-name="Table14.1">
          <table:table-cell table:style-name="Table14.A1" office:value-type="string">
            <text:p text:style-name="P7"><text:span text:style-name="T4">Flow of Events:</text:span></text:p>
          </table:table-cell>
          <table:table-cell table:style-name="Table14.A1" office:value-type="string">
            <text:list xml:id="list1065089635668573343" text:style-name="WWNum30">
              <text:list-item>
                <text:p text:style-name="P67"><text:span text:style-name="T1">The user selects Mobility Option Preferences from the Main Menu.</text:span></text:p>
              </text:list-item>
              <text:list-item>
                <text:p text:style-name="P67"><text:span text:style-name="T1">The system displays the previously sorted and customized mobility options list.</text:span></text:p>
              </text:list-item>
              <text:list-item>
                <text:p text:style-name="P67"><text:span text:style-name="T1">The user edits his/her preferences (e.g. resorts the list, changes the customizations or activates a deactivated mobility option.)</text:span></text:p>
              </text:list-item>
            </text:list>
          </table:table-cell>
        </table:table-row>
        <table:table-row table:style-name="Table14.1">
          <table:table-cell table:style-name="Table14.A1" office:value-type="string">
            <text:p text:style-name="P7"><text:span text:style-name="T4">Exit Condition:</text:span></text:p>
          </table:table-cell>
          <table:table-cell table:style-name="Table14.A1" office:value-type="string">
            <text:list xml:id="list34483961" text:continue-list="list7922114918084118567" text:style-name="WWNum29">
              <text:list-item>
                <text:p text:style-name="P66"><text:span text:style-name="T1">The use case terminates when the system saves the new preferences to be used in the best mobility option algorithm.</text:span></text:p>
              </text:list-item>
            </text:list>
          </table:table-cell>
        </table:table-row>
        <table:table-row table:style-name="Table14.1">
          <table:table-cell table:style-name="Table14.A1" office:value-type="string">
            <text:p text:style-name="P7"><text:span text:style-name="T4">Exceptions:</text:span></text:p>
          </table:table-cell>
          <table:table-cell table:style-name="Table14.A1" office:value-type="string">
            <text:p text:style-name="P4"/>
          </table:table-cell>
        </table:table-row>
      </table:table>
      <text:p text:style-name="P1"/>
      <text:list xml:id="list34497303" text:continue-list="list34489378" text:style-name="Outline">
        <text:list-item>
          <text:list>
            <text:list-item>
              <text:h text:style-name="P12" text:outline-level="2"><text:bookmark-start text:name="__RefHeading__1907_1487830608"/><text:bookmark-start text:name="_Toc495957424"/><text:span text:style-name="T9">C. Performance Requirements</text:span><text:bookmark-end text:name="__RefHeading__1907_1487830608"/><text:bookmark-end text:name="_Toc495957424"/></text:h>
            </text:list-item>
            <text:list-item>
              <text:h text:style-name="P12" text:outline-level="2"><text:bookmark-start text:name="__RefHeading__1909_1487830608"/><text:bookmark-start text:name="_Toc495957425"/><text:span text:style-name="T9">D. Design Constraints</text:span><text:bookmark-end text:name="__RefHeading__1909_1487830608"/><text:bookmark-end text:name="_Toc495957425"/></text:h>
              <text:list>
                <text:list-item>
                  <text:h text:style-name="P19" text:outline-level="3"><text:bookmark-start text:name="__RefHeading__1911_1487830608"/><text:bookmark-start text:name="_Toc495957426"/><text:span text:style-name="T8">D.1 Standards compliance</text:span><text:bookmark-end text:name="__RefHeading__1911_1487830608"/><text:bookmark-end text:name="_Toc495957426"/></text:h>
                </text:list-item>
                <text:list-item>
                  <text:h text:style-name="P19" text:outline-level="3"><text:bookmark-start text:name="__RefHeading__1913_1487830608"/><text:bookmark-start text:name="_Toc495957427"/><text:span text:style-name="T8">D.2 Hardware limitations</text:span><text:bookmark-end text:name="__RefHeading__1913_1487830608"/><text:bookmark-end text:name="_Toc495957427"/></text:h>
                </text:list-item>
                <text:list-item>
                  <text:h text:style-name="P19" text:outline-level="3"><text:bookmark-start text:name="__RefHeading__1915_1487830608"/><text:bookmark-start text:name="_Toc495957428"/><text:span text:style-name="T8">D.3 Any other constraint</text:span><text:bookmark-end text:name="__RefHeading__1915_1487830608"/><text:bookmark-end text:name="_Toc495957428"/></text:h>
                </text:list-item>
              </text:list>
            </text:list-item>
            <text:list-item>
              <text:h text:style-name="P12" text:outline-level="2"><text:bookmark-start text:name="__RefHeading__1917_1487830608"/><text:bookmark-start text:name="_Toc495957429"/><text:span text:style-name="T9">E. Software System Attributes</text:span><text:bookmark-end text:name="__RefHeading__1917_1487830608"/><text:bookmark-end text:name="_Toc495957429"/></text:h>
              <text:list>
                <text:list-item>
                  <text:h text:style-name="P19" text:outline-level="3"><text:bookmark-start text:name="__RefHeading__1919_1487830608"/><text:bookmark-start text:name="_Toc495957430"/><text:span text:style-name="T8">E.1 Reliability</text:span><text:bookmark-end text:name="__RefHeading__1919_1487830608"/><text:bookmark-end text:name="_Toc495957430"/></text:h>
                </text:list-item>
                <text:list-item>
                  <text:h text:style-name="P19" text:outline-level="3"><text:bookmark-start text:name="__RefHeading__1921_1487830608"/><text:bookmark-start text:name="_Toc495957431"/><text:span text:style-name="T8">E.2 Availability</text:span><text:bookmark-end text:name="__RefHeading__1921_1487830608"/><text:bookmark-end text:name="_Toc495957431"/></text:h>
                </text:list-item>
                <text:list-item>
                  <text:h text:style-name="P19" text:outline-level="3"><text:bookmark-start text:name="__RefHeading__1923_1487830608"/><text:bookmark-start text:name="_Toc495957432"/><text:span text:style-name="T8">E.3 Security</text:span><text:bookmark-end text:name="__RefHeading__1923_1487830608"/><text:bookmark-end text:name="_Toc495957432"/></text:h>
                </text:list-item>
                <text:list-item>
                  <text:h text:style-name="P19" text:outline-level="3"><text:bookmark-start text:name="__RefHeading__1925_1487830608"/><text:bookmark-start text:name="_Toc495957433"/><text:span text:style-name="T8">E.4 Maintainability</text:span><text:bookmark-end text:name="__RefHeading__1925_1487830608"/><text:bookmark-end text:name="_Toc495957433"/></text:h>
                </text:list-item>
                <text:list-item>
                  <text:h text:style-name="P19" text:outline-level="3"><text:bookmark-start text:name="__RefHeading__1927_1487830608"/><text:bookmark-start text:name="_Toc495957434"/><text:span text:style-name="T8">E.5 Portability</text:span><text:bookmark-end text:name="__RefHeading__1927_1487830608"/><text:bookmark-end text:name="_Toc495957434"/></text:h>
                </text:list-item>
              </text:list>
            </text:list-item>
          </text:list>
        </text:list-item>
      </text:list>
      <text:p text:style-name="P3"/>
      <text:p text:style-name="P5"><text:bookmark-start text:name="_Toc495957435"/><text:span text:style-name="Heading_20_1_20_Char"><text:span text:style-name="T9">4. FORMAL ANALYSIS USING ALLOY:</text:span></text:span><text:bookmark-end text:name="_Toc495957435"/><text:span text:style-name="T5"> </text:span><text:span text:style-name="T1">in this section you will include your Alloy model. We require</text:span></text:p>
      <text:p text:style-name="P5"><text:span text:style-name="T1">you to comment on the model by discussing the purpose of the model, what you can prove</text:span></text:p>
      <text:p text:style-name="P5"><text:span text:style-name="T1">with it and why what you prove is important given the problem at hand. You are also</text:span></text:p>
      <text:p text:style-name="P5"><text:span text:style-name="T1">required to show one or more worlds obtained by running your model.</text:span></text:p>
      <text:p text:style-name="P5"><text:bookmark-start text:name="_Toc495957436"/><text:span text:style-name="Heading_20_1_20_Char"><text:span text:style-name="T9">5. EFFORT SPENT:</text:span></text:span><text:bookmark-end text:name="_Toc495957436"/><text:span text:style-name="T5"> </text:span><text:span text:style-name="T1">In this section you will include information about the number of hours each</text:span></text:p>
      <text:p text:style-name="P5"><text:span text:style-name="T1">group member has worked for this document.</text:span></text:p>
      <text:list xml:id="list34474048" text:continue-numbering="true" text:style-name="Outline">
        <text:list-item>
          <text:h text:style-name="P17" text:outline-level="1"><text:bookmark-start text:name="__RefHeading__1929_1487830608"/><text:bookmark-start text:name="_Toc495957437"/><text:span text:style-name="T9">6. REFERENCES</text:span><text:bookmark-end text:name="__RefHeading__1929_1487830608"/><text:bookmark-end text:name="_Toc49595743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Segoe UI"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2e74b5" style:font-name="Calibri Light"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5b9bd5" style:font-name="Calibri Light"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5b9bd5" style:font-name="Calibri Light" fo:font-weight="bold" style:font-weight-asian="bold" style:font-name-complex="F" style:font-weight-complex="bold"/>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language-asian="ja" style:country-asian="JP" style:font-weight-asian="bold" style:font-size-complex="16pt"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language-asian="ja" style:country-asian="JP" style:font-name-complex="F"/>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4pt" fo:font-weight="bold" style:font-size-asian="14pt" style:font-weight-asian="bold" style:font-name-complex="F"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5b9bd5" style:font-name="Calibri Light"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5b9bd5" style:font-name="Calibri Light" fo:font-weight="bold" style:font-weight-asian="bold" style:font-name-complex="F"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text-properties style:language-asian="ja" style:country-asian="JP" style:font-name-complex="F"/>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style>
    <style:style style:name="ListLabel_20_3" style:display-name="ListLabel 3" style:family="text">
      <style:text-properties style:font-name-complex="F"/>
    </style:style>
    <style:style style:name="ListLabel_20_4" style:display-name="ListLabel 4" style:family="text">
      <style:text-properties style:font-name-complex="Times New Roman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37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3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7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3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7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3"/>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2P</meta:initial-creator>
    <dc:creator>Yigit Pilavci</dc:creator>
    <meta:editing-cycles>603</meta:editing-cycles>
    <meta:creation-date>2017-10-03T18:32:00</meta:creation-date>
    <dc:date>2017-10-18T14:29:53.99</dc:date>
    <meta:editing-duration>PT52M27S</meta:editing-duration>
    <meta:generator>OpenOffice/4.1.3$Win32 OpenOffice.org_project/413m1$Build-9783</meta:generator>
    <meta:document-statistic meta:table-count="14" meta:image-count="0" meta:object-count="0" meta:page-count="16" meta:paragraph-count="478" meta:word-count="5248" meta:character-count="306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